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lbany AMT" svg:font-family="'Albany AMT'" style:font-family-generic="swiss"/>
    <style:font-face style:name="Arial" svg:font-family="Arial" style:font-family-generic="swiss"/>
    <style:font-face style:name="Andale Mono" svg:font-family="'Andale Mono'" style:font-pitch="fixed"/>
    <style:font-face style:name="Luxi Mono" svg:font-family="'Luxi Mono'" style:font-pitch="fixed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6*"/>
    </style:style>
    <style:style style:name="Table2.B" style:family="table-column">
      <style:table-column-properties style:column-width="1.3847in" style:rel-column-width="13107*"/>
    </style:style>
    <style:style style:name="Table2.E" style:family="table-column">
      <style:table-column-properties style:column-width="1.3854in" style:rel-column-width="1310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4pt" officeooo:rsid="00034c5c" officeooo:paragraph-rsid="00034c5c" style:font-size-asian="14pt" style:font-size-complex="14pt"/>
    </style:style>
    <style:style style:name="P2" style:family="paragraph" style:parent-style-name="Footer">
      <style:paragraph-properties fo:text-align="end" style:justify-single-word="false"/>
      <style:text-properties officeooo:paragraph-rsid="00034c5c"/>
    </style:style>
    <style:style style:name="P3" style:family="paragraph" style:parent-style-name="Standard">
      <style:text-properties officeooo:paragraph-rsid="000d2735"/>
    </style:style>
    <style:style style:name="P4" style:family="paragraph" style:parent-style-name="Standard">
      <style:text-properties officeooo:rsid="0004ed05" officeooo:paragraph-rsid="0004ed05"/>
    </style:style>
    <style:style style:name="P5" style:family="paragraph" style:parent-style-name="Standard">
      <style:text-properties style:font-name="Luxi Mono" officeooo:rsid="00034c5c" officeooo:paragraph-rsid="0031fed4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28aa1b" style:font-size-asian="12pt" style:font-size-complex="12pt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3c8e0" style:font-size-asian="12pt" style:font-size-complex="12pt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50bac" style:font-size-asian="12pt" style:font-size-complex="12pt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5b29c" style:font-size-asian="12pt" style:font-size-complex="12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f87b9" officeooo:paragraph-rsid="0033c8e0" style:font-size-asian="12pt" style:font-size-complex="12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f87b9" officeooo:paragraph-rsid="00350bac" style:font-size-asian="12pt" style:font-size-complex="12pt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147b8a" officeooo:paragraph-rsid="0028aa1b" style:font-size-asian="12pt" style:font-size-complex="12pt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57a878" officeooo:paragraph-rsid="005cabf5" style:font-size-asian="12pt" style:font-size-complex="12pt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Courier New" officeooo:rsid="00152896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Courier New" officeooo:rsid="00034c5c" officeooo:paragraph-rsid="0031fed4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147b8a" officeooo:paragraph-rsid="00147b8a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2a6b3c" officeooo:paragraph-rsid="002a6b3c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style:font-name="Courier New" officeooo:rsid="015da35d" officeooo:paragraph-rsid="007ae1ac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style:font-name="Courier New" officeooo:rsid="015da35d" officeooo:paragraph-rsid="009bcbd2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style:font-name="Courier New" officeooo:paragraph-rsid="008102a0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7f3164" officeooo:paragraph-rsid="007f3164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officeooo:paragraph-rsid="007ae1ac"/>
    </style:style>
    <style:style style:name="P23" style:family="paragraph" style:parent-style-name="Text_20_body">
      <style:paragraph-properties fo:margin-left="0.4925in" fo:margin-right="0in" fo:text-indent="0in" style:auto-text-indent="false"/>
      <style:text-properties officeooo:paragraph-rsid="008b74f8"/>
    </style:style>
    <style:style style:name="P24" style:family="paragraph" style:parent-style-name="Text_20_body">
      <style:paragraph-properties fo:margin-left="0.4925in" fo:margin-right="0in" fo:text-indent="0in" style:auto-text-indent="false"/>
      <style:text-properties officeooo:paragraph-rsid="008bcc7f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officeooo:paragraph-rsid="008fc3ce"/>
    </style:style>
    <style:style style:name="P26" style:family="paragraph" style:parent-style-name="Text_20_body">
      <style:text-properties officeooo:paragraph-rsid="00114cd5"/>
    </style:style>
    <style:style style:name="P27" style:family="paragraph" style:parent-style-name="Text_20_body">
      <style:text-properties officeooo:paragraph-rsid="001379fb"/>
    </style:style>
    <style:style style:name="P28" style:family="paragraph" style:parent-style-name="Text_20_body">
      <style:text-properties officeooo:paragraph-rsid="00147b8a"/>
    </style:style>
    <style:style style:name="P29" style:family="paragraph" style:parent-style-name="Text_20_body">
      <style:text-properties officeooo:paragraph-rsid="00148a56"/>
    </style:style>
    <style:style style:name="P30" style:family="paragraph" style:parent-style-name="Text_20_body">
      <style:text-properties style:font-name="Arial1" fo:font-weight="bold" officeooo:rsid="005e15df" officeooo:paragraph-rsid="005e15df" style:font-weight-asian="bold" style:font-weight-complex="bold"/>
    </style:style>
    <style:style style:name="P31" style:family="paragraph" style:parent-style-name="Text_20_body">
      <style:text-properties officeooo:paragraph-rsid="0024d2d2"/>
    </style:style>
    <style:style style:name="P32" style:family="paragraph" style:parent-style-name="Text_20_body">
      <style:text-properties officeooo:rsid="00034c5c"/>
    </style:style>
    <style:style style:name="P33" style:family="paragraph" style:parent-style-name="Text_20_body">
      <style:text-properties officeooo:rsid="00147b8a" officeooo:paragraph-rsid="00147b8a"/>
    </style:style>
    <style:style style:name="P34" style:family="paragraph" style:parent-style-name="Text_20_body">
      <style:text-properties officeooo:rsid="00152896" officeooo:paragraph-rsid="00152896"/>
    </style:style>
    <style:style style:name="P35" style:family="paragraph" style:parent-style-name="Text_20_body">
      <style:text-properties officeooo:paragraph-rsid="002a6b3c"/>
    </style:style>
    <style:style style:name="P36" style:family="paragraph" style:parent-style-name="Text_20_body">
      <style:text-properties officeooo:paragraph-rsid="002be64e"/>
    </style:style>
    <style:style style:name="P37" style:family="paragraph" style:parent-style-name="Text_20_body">
      <style:text-properties officeooo:paragraph-rsid="00301071"/>
    </style:style>
    <style:style style:name="P38" style:family="paragraph" style:parent-style-name="Text_20_body">
      <style:text-properties officeooo:paragraph-rsid="00360f89"/>
    </style:style>
    <style:style style:name="P39" style:family="paragraph" style:parent-style-name="Text_20_body">
      <style:text-properties officeooo:rsid="00360f89" officeooo:paragraph-rsid="00360f89"/>
    </style:style>
    <style:style style:name="P40" style:family="paragraph" style:parent-style-name="Text_20_body">
      <style:text-properties officeooo:rsid="002a6b3c" officeooo:paragraph-rsid="002be64e"/>
    </style:style>
    <style:style style:name="P41" style:family="paragraph" style:parent-style-name="Text_20_body">
      <style:text-properties officeooo:paragraph-rsid="005883a5"/>
    </style:style>
    <style:style style:name="P42" style:family="paragraph" style:parent-style-name="Text_20_body">
      <style:text-properties officeooo:paragraph-rsid="00650ca5"/>
    </style:style>
    <style:style style:name="P43" style:family="paragraph" style:parent-style-name="Text_20_body">
      <style:text-properties officeooo:rsid="0004ed05" officeooo:paragraph-rsid="00673664"/>
    </style:style>
    <style:style style:name="P44" style:family="paragraph" style:parent-style-name="Text_20_body">
      <style:text-properties officeooo:paragraph-rsid="006be3eb"/>
    </style:style>
    <style:style style:name="P45" style:family="paragraph" style:parent-style-name="Text_20_body">
      <style:text-properties style:font-name="Liberation Sans" officeooo:rsid="015c3dfb" officeooo:paragraph-rsid="007ae1ac"/>
    </style:style>
    <style:style style:name="P46" style:family="paragraph" style:parent-style-name="Text_20_body">
      <style:text-properties style:font-name="Liberation Sans" officeooo:paragraph-rsid="007ae1ac"/>
    </style:style>
    <style:style style:name="P47" style:family="paragraph" style:parent-style-name="Text_20_body">
      <style:text-properties style:font-name="Liberation Sans" officeooo:paragraph-rsid="007c5a2f"/>
    </style:style>
    <style:style style:name="P48" style:family="paragraph" style:parent-style-name="Text_20_body">
      <style:text-properties style:font-name="Liberation Sans" officeooo:paragraph-rsid="009da115"/>
    </style:style>
    <style:style style:name="P49" style:family="paragraph" style:parent-style-name="Text_20_body">
      <style:text-properties style:font-name="Liberation Sans" officeooo:paragraph-rsid="00a1d655"/>
    </style:style>
    <style:style style:name="P50" style:family="paragraph" style:parent-style-name="Text_20_body">
      <style:text-properties style:font-name="Liberation Sans" officeooo:rsid="007f3164" officeooo:paragraph-rsid="007f3164"/>
    </style:style>
    <style:style style:name="P51" style:family="paragraph" style:parent-style-name="Text_20_body">
      <style:text-properties style:font-name="Liberation Sans" officeooo:rsid="007f3164" officeooo:paragraph-rsid="008102a0"/>
    </style:style>
    <style:style style:name="P52" style:family="paragraph" style:parent-style-name="Text_20_body">
      <style:text-properties style:font-name="Liberation Sans" officeooo:rsid="007f90a1" officeooo:paragraph-rsid="007f90a1"/>
    </style:style>
    <style:style style:name="P53" style:family="paragraph" style:parent-style-name="Text_20_body">
      <style:text-properties style:font-name="Liberation Sans" officeooo:rsid="008b74f8" officeooo:paragraph-rsid="008b74f8"/>
    </style:style>
    <style:style style:name="P54" style:family="paragraph" style:parent-style-name="Text_20_body">
      <style:text-properties style:font-name="Liberation Sans" officeooo:rsid="009da115" officeooo:paragraph-rsid="007ae1ac"/>
    </style:style>
    <style:style style:name="P55" style:family="paragraph" style:parent-style-name="Text_20_body">
      <style:text-properties officeooo:paragraph-rsid="007c5a2f"/>
    </style:style>
    <style:style style:name="P56" style:family="paragraph" style:parent-style-name="Text_20_body">
      <style:text-properties officeooo:paragraph-rsid="007f90a1"/>
    </style:style>
    <style:style style:name="P57" style:family="paragraph" style:parent-style-name="Text_20_body">
      <style:text-properties officeooo:paragraph-rsid="008102a0"/>
    </style:style>
    <style:style style:name="P58" style:family="paragraph" style:parent-style-name="Text_20_body">
      <style:text-properties officeooo:paragraph-rsid="0084eb56"/>
    </style:style>
    <style:style style:name="P59" style:family="paragraph" style:parent-style-name="Text_20_body">
      <style:text-properties officeooo:paragraph-rsid="0087b2a4"/>
    </style:style>
    <style:style style:name="P60" style:family="paragraph" style:parent-style-name="Text_20_body">
      <style:text-properties officeooo:paragraph-rsid="008b74f8"/>
    </style:style>
    <style:style style:name="P61" style:family="paragraph" style:parent-style-name="Text_20_body">
      <style:text-properties officeooo:paragraph-rsid="008c287d"/>
    </style:style>
    <style:style style:name="P62" style:family="paragraph" style:parent-style-name="Text_20_body">
      <style:text-properties officeooo:paragraph-rsid="008eaa06"/>
    </style:style>
    <style:style style:name="P63" style:family="paragraph" style:parent-style-name="Text_20_body">
      <style:text-properties officeooo:paragraph-rsid="009229f3"/>
    </style:style>
    <style:style style:name="P64" style:family="paragraph" style:parent-style-name="Text_20_body">
      <style:text-properties officeooo:rsid="007cd93e" officeooo:paragraph-rsid="007cd93e"/>
    </style:style>
    <style:style style:name="P65" style:family="paragraph" style:parent-style-name="Text_20_body">
      <style:text-properties officeooo:rsid="0079665b" officeooo:paragraph-rsid="0079665b"/>
    </style:style>
    <style:style style:name="P66" style:family="paragraph" style:parent-style-name="Text_20_body">
      <style:text-properties officeooo:paragraph-rsid="0096d860"/>
    </style:style>
    <style:style style:name="P67" style:family="paragraph" style:parent-style-name="Standard">
      <style:paragraph-properties fo:margin-left="0in" fo:margin-right="0in" fo:text-indent="0in" style:auto-text-indent="false"/>
      <style:text-properties style:font-name="Courier New" fo:font-size="10pt" officeooo:rsid="00034c5c" officeooo:paragraph-rsid="00034c5c" style:font-size-asian="10pt" style:font-size-complex="10pt"/>
    </style:style>
    <style:style style:name="P68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34c5c" officeooo:paragraph-rsid="0035b29c" style:font-size-asian="12pt" style:font-size-complex="12pt"/>
    </style:style>
    <style:style style:name="P69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f87b9" officeooo:paragraph-rsid="0033c8e0" style:font-size-asian="12pt" style:font-size-complex="12pt"/>
    </style:style>
    <style:style style:name="P70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f87b9" officeooo:paragraph-rsid="00350bac" style:font-size-asian="12pt" style:font-size-complex="12pt"/>
    </style:style>
    <style:style style:name="P71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147b8a" officeooo:paragraph-rsid="0028aa1b" style:font-size-asian="12pt" style:font-size-complex="12pt"/>
    </style:style>
    <style:style style:name="P72" style:family="paragraph" style:parent-style-name="Standard">
      <style:paragraph-properties fo:margin-left="0in" fo:margin-right="0in" fo:text-indent="0in" style:auto-text-indent="false"/>
      <style:text-properties style:font-name="Courier New" officeooo:rsid="00152896"/>
    </style:style>
    <style:style style:name="P73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be64e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d2eab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ec66b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style:font-name="Arial1" officeooo:rsid="002be64e" officeooo:paragraph-rsid="002be64e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style:font-name="Arial1" officeooo:rsid="002d2eab" officeooo:paragraph-rsid="002d2eab"/>
    </style:style>
    <style:style style:name="P78" style:family="paragraph" style:parent-style-name="Text_20_body">
      <style:paragraph-properties fo:margin-left="0in" fo:margin-right="0in" fo:text-indent="0in" style:auto-text-indent="false"/>
      <style:text-properties style:font-name="Arial1" officeooo:rsid="005ffbd5" officeooo:paragraph-rsid="008102a0"/>
    </style:style>
    <style:style style:name="P79" style:family="paragraph" style:parent-style-name="Text_20_body">
      <style:paragraph-properties fo:margin-left="0in" fo:margin-right="0in" fo:text-indent="0in" style:auto-text-indent="false"/>
      <style:text-properties style:font-name="Courier New" officeooo:rsid="015da35d" officeooo:paragraph-rsid="007ae1ac"/>
    </style:style>
    <style:style style:name="P80" style:family="paragraph" style:parent-style-name="Text_20_body">
      <style:paragraph-properties fo:margin-left="0in" fo:margin-right="0in" fo:text-indent="0in" style:auto-text-indent="false"/>
      <style:text-properties officeooo:paragraph-rsid="007f3164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officeooo:paragraph-rsid="008102a0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paragraph-rsid="008bcc7f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officeooo:rsid="007f3164" officeooo:paragraph-rsid="007f3164"/>
    </style:style>
    <style:style style:name="P84" style:family="paragraph" style:parent-style-name="Text_20_body">
      <style:paragraph-properties fo:margin-left="0in" fo:margin-right="0in" fo:text-indent="0in" style:auto-text-indent="false"/>
      <style:text-properties style:font-name="Liberation Sans" officeooo:rsid="005ffbd5" officeooo:paragraph-rsid="0082214f"/>
    </style:style>
    <style:style style:name="P85" style:family="paragraph" style:parent-style-name="Text_20_body">
      <style:paragraph-properties fo:margin-left="0in" fo:margin-right="0in" fo:text-indent="0in" style:auto-text-indent="false"/>
      <style:text-properties style:font-name="Liberation Sans" officeooo:rsid="008b74f8" officeooo:paragraph-rsid="008b74f8"/>
    </style:style>
    <style:style style:name="P86" style:family="paragraph" style:parent-style-name="Text_20_body">
      <style:paragraph-properties fo:margin-left="0in" fo:margin-right="0in" fo:text-indent="0in" style:auto-text-indent="false" fo:break-before="page"/>
      <style:text-properties style:font-name="Arial1" officeooo:rsid="0079665b" officeooo:paragraph-rsid="0079665b"/>
    </style:style>
    <style:style style:name="P87" style:family="paragraph" style:parent-style-name="Text_20_body">
      <style:paragraph-properties fo:break-before="page"/>
      <style:text-properties officeooo:rsid="00034c5c"/>
    </style:style>
    <style:style style:name="P88" style:family="paragraph" style:parent-style-name="Table_20_Heading">
      <style:text-properties style:font-name="Arial1" officeooo:paragraph-rsid="002be64e"/>
    </style:style>
    <style:style style:name="P89" style:family="paragraph" style:parent-style-name="Table_20_Heading">
      <style:text-properties style:font-name="Arial1" officeooo:paragraph-rsid="002d2eab"/>
    </style:style>
    <style:style style:name="P90" style:family="paragraph" style:parent-style-name="Table_20_Heading">
      <style:text-properties style:font-name="Arial1" officeooo:rsid="002be64e" officeooo:paragraph-rsid="002be64e"/>
    </style:style>
    <style:style style:name="P91" style:family="paragraph" style:parent-style-name="Table_20_Contents">
      <style:text-properties style:font-name="Arial1" officeooo:paragraph-rsid="002be64e"/>
    </style:style>
    <style:style style:name="P92" style:family="paragraph" style:parent-style-name="Table_20_Contents">
      <style:paragraph-properties fo:text-align="center" style:justify-single-word="false"/>
      <style:text-properties style:font-name="Arial1" officeooo:paragraph-rsid="002d2eab"/>
    </style:style>
    <style:style style:name="P93" style:family="paragraph" style:parent-style-name="Table_20_Contents">
      <style:text-properties style:font-name="Arial1" officeooo:rsid="002be64e" officeooo:paragraph-rsid="002be64e"/>
    </style:style>
    <style:style style:name="P94" style:family="paragraph" style:parent-style-name="Table_20_Contents">
      <style:text-properties style:font-name="Arial1" officeooo:rsid="002d2eab" officeooo:paragraph-rsid="002d2eab"/>
    </style:style>
    <style:style style:name="P95" style:family="paragraph" style:parent-style-name="Table_20_Contents">
      <style:text-properties style:font-name="Arial1" officeooo:rsid="00422cb6" officeooo:paragraph-rsid="00422cb6"/>
    </style:style>
    <style:style style:name="P96" style:family="paragraph" style:parent-style-name="Table_20_Contents">
      <style:text-properties style:font-name="Courier New"/>
    </style:style>
    <style:style style:name="P97" style:family="paragraph" style:parent-style-name="Table_20_Contents">
      <style:paragraph-properties fo:text-align="center" style:justify-single-word="false"/>
      <style:text-properties style:font-name="Courier New" officeooo:paragraph-rsid="002d2eab"/>
    </style:style>
    <style:style style:name="P98" style:family="paragraph" style:parent-style-name="Table_20_Contents">
      <style:paragraph-properties fo:text-align="center" style:justify-single-word="false"/>
      <style:text-properties style:font-name="Courier New" officeooo:rsid="002be64e" officeooo:paragraph-rsid="002be64e"/>
    </style:style>
    <style:style style:name="P99" style:family="paragraph" style:parent-style-name="Table_20_Contents">
      <style:paragraph-properties fo:text-align="center" style:justify-single-word="false"/>
      <style:text-properties style:font-name="Courier New" officeooo:rsid="002d2eab" officeooo:paragraph-rsid="002d2eab"/>
    </style:style>
    <style:style style:name="P100" style:family="paragraph" style:parent-style-name="Table_20_Contents">
      <style:paragraph-properties fo:text-align="center" style:justify-single-word="false"/>
      <style:text-properties style:font-name="Courier New" officeooo:rsid="002ec66b" officeooo:paragraph-rsid="002ec66b"/>
    </style:style>
    <style:style style:name="P101" style:family="paragraph" style:parent-style-name="Table_20_Contents">
      <style:paragraph-properties fo:text-align="center" style:justify-single-word="false"/>
      <style:text-properties style:font-name="Courier New" officeooo:rsid="00422cb6" officeooo:paragraph-rsid="00422cb6"/>
    </style:style>
    <style:style style:name="P102" style:family="paragraph" style:parent-style-name="Table_20_Contents">
      <style:paragraph-properties fo:text-align="center" style:justify-single-word="false"/>
      <style:text-properties style:font-name="Courier New" officeooo:rsid="0043c0d2" officeooo:paragraph-rsid="0043c0d2"/>
    </style:style>
    <style:style style:name="P103" style:family="paragraph" style:parent-style-name="Table_20_Contents">
      <style:paragraph-properties fo:text-align="center" style:justify-single-word="false"/>
      <style:text-properties style:font-name="Courier New" officeooo:rsid="0045737f" officeooo:paragraph-rsid="002d2eab"/>
    </style:style>
    <style:style style:name="P104" style:family="paragraph" style:parent-style-name="Standard" style:list-style-name="L1">
      <style:text-properties officeooo:rsid="00034c5c" officeooo:paragraph-rsid="00034c5c"/>
    </style:style>
    <style:style style:name="P105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b008c4" style:font-size-asian="12pt" style:font-size-complex="12pt"/>
    </style:style>
    <style:style style:name="P106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b36ecc" style:font-size-asian="12pt" style:font-size-complex="12pt"/>
    </style:style>
    <style:style style:name="P107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paragraph-rsid="00b008c4" style:font-size-asian="12pt" style:font-size-complex="12pt"/>
    </style:style>
    <style:style style:name="P108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71d979" officeooo:paragraph-rsid="00b36ecc" style:font-size-asian="12pt" style:font-size-complex="12pt"/>
    </style:style>
    <style:style style:name="P109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paragraph-rsid="00b36ecc" style:font-size-asian="12pt" style:font-size-complex="12pt"/>
    </style:style>
    <style:style style:name="P110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6c3928" officeooo:paragraph-rsid="00bb508b" style:font-size-asian="12pt" style:font-size-complex="12pt"/>
    </style:style>
    <style:style style:name="P111" style:family="paragraph" style:parent-style-name="Standard">
      <style:paragraph-properties fo:margin-left="0.9846in" fo:margin-right="0in" fo:text-indent="0in" style:auto-text-indent="false"/>
      <style:text-properties style:font-name="Courier New" fo:font-size="12pt" officeooo:rsid="006f3b14" officeooo:paragraph-rsid="00b008c4" style:font-size-asian="12pt" style:font-size-complex="12pt"/>
    </style:style>
    <style:style style:name="P112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34c5c" officeooo:paragraph-rsid="00b008c4" style:font-size-asian="12pt" style:font-size-complex="12pt"/>
    </style:style>
    <style:style style:name="P113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34c5c" officeooo:paragraph-rsid="00bb508b" style:font-size-asian="12pt" style:font-size-complex="12pt"/>
    </style:style>
    <style:style style:name="P114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d2735" officeooo:paragraph-rsid="00b36ecc" style:font-size-asian="12pt" style:font-size-complex="12pt"/>
    </style:style>
    <style:style style:name="P115" style:family="paragraph" style:parent-style-name="Text_20_body" style:list-style-name="L1">
      <style:text-properties officeooo:rsid="00034c5c"/>
    </style:style>
    <style:style style:name="P116" style:family="paragraph" style:parent-style-name="Text_20_body" style:list-style-name="L2">
      <style:text-properties officeooo:paragraph-rsid="00360f89"/>
    </style:style>
    <style:style style:name="P117" style:family="paragraph" style:parent-style-name="Text_20_body" style:list-style-name="L4">
      <style:text-properties officeooo:rsid="00338273" officeooo:paragraph-rsid="00bb508b"/>
    </style:style>
    <style:style style:name="P118" style:family="paragraph" style:parent-style-name="Text_20_body">
      <style:text-properties officeooo:rsid="00338273" officeooo:paragraph-rsid="00bb508b"/>
    </style:style>
    <style:style style:name="P119" style:family="paragraph" style:parent-style-name="Text_20_body" style:list-style-name="L5">
      <style:text-properties officeooo:paragraph-rsid="004717f9"/>
    </style:style>
    <style:style style:name="P120" style:family="paragraph" style:parent-style-name="Text_20_body" style:list-style-name="L5">
      <style:text-properties officeooo:paragraph-rsid="006a33cd"/>
    </style:style>
    <style:style style:name="P121" style:family="paragraph" style:parent-style-name="Text_20_body" style:list-style-name="L6">
      <style:text-properties officeooo:paragraph-rsid="0079665b"/>
    </style:style>
    <style:style style:name="P122" style:family="paragraph" style:parent-style-name="Text_20_body" style:list-style-name="L7">
      <style:text-properties officeooo:paragraph-rsid="007c5a2f"/>
    </style:style>
    <style:style style:name="P123" style:family="paragraph" style:parent-style-name="Text_20_body">
      <style:text-properties officeooo:paragraph-rsid="00b008c4"/>
    </style:style>
    <style:style style:name="P124" style:family="paragraph" style:parent-style-name="Text_20_body">
      <style:text-properties officeooo:paragraph-rsid="00b36ecc"/>
    </style:style>
    <style:style style:name="P125" style:family="paragraph" style:parent-style-name="Text_20_body">
      <style:text-properties officeooo:paragraph-rsid="00301071"/>
    </style:style>
    <style:style style:name="P126" style:family="paragraph" style:parent-style-name="Text_20_body">
      <style:text-properties officeooo:paragraph-rsid="00bf4ea2"/>
    </style:style>
    <style:style style:name="P127" style:family="paragraph" style:parent-style-name="Text_20_body">
      <style:text-properties officeooo:paragraph-rsid="00c50c03"/>
    </style:style>
    <style:style style:name="P128" style:family="paragraph" style:parent-style-name="Text_20_body">
      <style:text-properties officeooo:paragraph-rsid="00c62459"/>
    </style:style>
    <style:style style:name="P129" style:family="paragraph" style:parent-style-name="Text_20_body" style:list-style-name="L8">
      <style:text-properties officeooo:paragraph-rsid="00c62459"/>
    </style:style>
    <style:style style:name="P130" style:family="paragraph" style:parent-style-name="Text_20_body">
      <style:text-properties officeooo:paragraph-rsid="003cd9e1"/>
    </style:style>
    <style:style style:name="P131" style:family="paragraph" style:parent-style-name="Text_20_body">
      <style:text-properties officeooo:paragraph-rsid="00c89b6c"/>
    </style:style>
    <style:style style:name="P132" style:family="paragraph" style:parent-style-name="Text_20_body" style:list-style-name="L9">
      <style:text-properties officeooo:paragraph-rsid="00c89b6c"/>
    </style:style>
    <style:style style:name="P133" style:family="paragraph" style:parent-style-name="Text_20_body">
      <style:paragraph-properties fo:margin-left="0in" fo:margin-right="0in" fo:text-indent="0in" style:auto-text-indent="false"/>
      <style:text-properties style:font-name="Arial1" officeooo:rsid="005ffbd5" officeooo:paragraph-rsid="002ec66b"/>
    </style:style>
    <style:style style:name="P134" style:family="paragraph" style:parent-style-name="Text_20_body">
      <style:paragraph-properties fo:margin-left="0in" fo:margin-right="0in" fo:text-indent="0in" style:auto-text-indent="false"/>
      <style:text-properties style:font-name="Arial1" officeooo:rsid="005ffbd5" officeooo:paragraph-rsid="00ad3ee1"/>
    </style:style>
    <style:style style:name="P135" style:family="paragraph" style:parent-style-name="Text_20_body">
      <style:paragraph-properties fo:margin-left="0in" fo:margin-right="0in" fo:text-indent="0in" style:auto-text-indent="false"/>
      <style:text-properties style:font-name="Arial1" officeooo:rsid="005ffbd5" officeooo:paragraph-rsid="00b008c4"/>
    </style:style>
    <style:style style:name="P136" style:family="paragraph" style:parent-style-name="Text_20_body">
      <style:paragraph-properties fo:margin-left="0in" fo:margin-right="0in" fo:text-indent="0in" style:auto-text-indent="false"/>
      <style:text-properties style:font-name="Arial1" fo:font-weight="bold" officeooo:rsid="005e15df" officeooo:paragraph-rsid="00ad3ee1" style:font-weight-asian="bold" style:font-weight-complex="bold"/>
    </style:style>
    <style:style style:name="P137" style:family="paragraph" style:parent-style-name="Text_20_body">
      <style:paragraph-properties fo:margin-left="0in" fo:margin-right="0in" fo:text-indent="0in" style:auto-text-indent="false"/>
      <style:text-properties style:font-name="Arial1" officeooo:rsid="0079665b" officeooo:paragraph-rsid="00b36ecc"/>
    </style:style>
    <style:style style:name="P138" style:family="paragraph" style:parent-style-name="Text_20_body">
      <style:paragraph-properties fo:margin-left="0in" fo:margin-right="0in" fo:text-indent="0in" style:auto-text-indent="false"/>
      <style:text-properties style:font-name="Arial1" officeooo:rsid="0079665b" officeooo:paragraph-rsid="00b63fc4"/>
    </style:style>
    <style:style style:name="P139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b63fc4"/>
    </style:style>
    <style:style style:name="P140" style:family="paragraph" style:parent-style-name="Text_20_body">
      <style:paragraph-properties fo:margin-left="0in" fo:margin-right="0in" fo:text-indent="0in" style:auto-text-indent="false"/>
      <style:text-properties style:font-name="Arial1" officeooo:rsid="00338273" officeooo:paragraph-rsid="00bb508b"/>
    </style:style>
    <style:style style:name="P141" style:family="paragraph" style:parent-style-name="Text_20_body">
      <style:paragraph-properties fo:margin-left="0in" fo:margin-right="0in" fo:text-indent="0in" style:auto-text-indent="false"/>
      <style:text-properties officeooo:paragraph-rsid="00c50c03"/>
    </style:style>
    <style:style style:name="P142" style:family="paragraph" style:parent-style-name="Text_20_body">
      <style:paragraph-properties fo:margin-left="0in" fo:margin-right="0in" fo:text-indent="0in" style:auto-text-indent="false"/>
      <style:text-properties officeooo:paragraph-rsid="00c62459"/>
    </style:style>
    <style:style style:name="P143" style:family="paragraph" style:parent-style-name="Text_20_body">
      <style:paragraph-properties fo:margin-left="0in" fo:margin-right="0in" fo:text-indent="0in" style:auto-text-indent="false"/>
      <style:text-properties officeooo:paragraph-rsid="00cb2d97"/>
    </style:style>
    <style:style style:name="P144" style:family="paragraph" style:parent-style-name="Text_20_body">
      <style:paragraph-properties fo:margin-left="0in" fo:margin-right="0in" fo:text-indent="0in" style:auto-text-indent="false" fo:break-before="page"/>
      <style:text-properties style:font-name="Arial1" officeooo:rsid="005ffbd5" officeooo:paragraph-rsid="002ec66b"/>
    </style:style>
    <style:style style:name="P145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6b127c" officeooo:paragraph-rsid="00b63fc4"/>
    </style:style>
    <style:style style:name="P146" style:family="paragraph" style:parent-style-name="Text_20_body">
      <style:paragraph-properties fo:margin-left="0.4925in" fo:margin-right="0in" fo:text-indent="0in" style:auto-text-indent="false"/>
      <style:text-properties style:font-name="Courier New" officeooo:paragraph-rsid="00c50c03"/>
    </style:style>
    <style:style style:name="P147" style:family="paragraph" style:parent-style-name="Text_20_body">
      <style:paragraph-properties fo:break-before="page"/>
      <style:text-properties officeooo:paragraph-rsid="00bf4ea2"/>
    </style:style>
    <style:style style:name="P148" style:family="paragraph" style:parent-style-name="Text_20_body">
      <style:paragraph-properties fo:margin-left="0.9846in" fo:margin-right="0in" fo:text-indent="0in" style:auto-text-indent="false"/>
      <style:text-properties style:font-name="Courier New" officeooo:paragraph-rsid="00c50c03"/>
    </style:style>
    <style:style style:name="P149" style:family="paragraph" style:parent-style-name="Text_20_body">
      <style:paragraph-properties fo:margin-left="1.4772in" fo:margin-right="0in" fo:text-indent="0in" style:auto-text-indent="false"/>
      <style:text-properties style:font-name="Courier New" officeooo:paragraph-rsid="00c50c03"/>
    </style:style>
    <style:style style:name="P150" style:family="paragraph" style:parent-style-name="Text_20_body">
      <style:paragraph-properties fo:margin-left="1.9693in" fo:margin-right="0in" fo:text-indent="0in" style:auto-text-indent="false"/>
      <style:text-properties style:font-name="Courier New" officeooo:paragraph-rsid="00c50c03"/>
    </style:style>
    <style:style style:name="P151" style:family="paragraph" style:parent-style-name="Heading_20_1">
      <style:text-properties officeooo:rsid="0005ff3a"/>
    </style:style>
    <style:style style:name="P152" style:family="paragraph" style:parent-style-name="Heading_20_1">
      <style:text-properties officeooo:rsid="0079665b"/>
    </style:style>
    <style:style style:name="P153" style:family="paragraph" style:parent-style-name="Heading_20_4">
      <style:text-properties officeooo:rsid="007f90a1"/>
    </style:style>
    <style:style style:name="P154" style:family="paragraph" style:parent-style-name="Heading_20_4">
      <style:text-properties officeooo:rsid="0084eb56"/>
    </style:style>
    <style:style style:name="P155" style:family="paragraph" style:parent-style-name="Heading_20_4">
      <style:text-properties officeooo:rsid="00872e2d"/>
    </style:style>
    <style:style style:name="P156" style:family="paragraph" style:parent-style-name="Heading_20_4">
      <style:text-properties officeooo:rsid="008c287d"/>
    </style:style>
    <style:style style:name="P15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5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9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60" style:family="paragraph" style:parent-style-name="Heading_20_2">
      <style:text-properties officeooo:rsid="00360f89"/>
    </style:style>
    <style:style style:name="P161" style:family="paragraph" style:parent-style-name="Heading_20_2">
      <style:text-properties officeooo:rsid="00034c5c"/>
    </style:style>
    <style:style style:name="P162" style:family="paragraph" style:parent-style-name="Heading_20_2">
      <style:text-properties officeooo:rsid="0071d979" officeooo:paragraph-rsid="00b36ecc"/>
    </style:style>
    <style:style style:name="P163" style:family="paragraph" style:parent-style-name="Heading_20_2">
      <style:text-properties officeooo:rsid="006b127c" officeooo:paragraph-rsid="00b63fc4"/>
    </style:style>
    <style:style style:name="P164" style:family="paragraph" style:parent-style-name="Heading_20_2">
      <style:text-properties officeooo:rsid="000f87b9"/>
    </style:style>
    <style:style style:name="P165" style:family="paragraph" style:parent-style-name="Heading_20_2">
      <style:text-properties officeooo:rsid="000f87b9" officeooo:paragraph-rsid="000f87b9"/>
    </style:style>
    <style:style style:name="P166" style:family="paragraph" style:parent-style-name="Heading_20_2">
      <style:text-properties officeooo:rsid="000f87b9" officeooo:paragraph-rsid="00bb508b"/>
    </style:style>
    <style:style style:name="P167" style:family="paragraph" style:parent-style-name="Heading_20_2">
      <style:text-properties officeooo:rsid="00147b8a"/>
    </style:style>
    <style:style style:name="P168" style:family="paragraph" style:parent-style-name="Heading_20_2">
      <style:text-properties officeooo:rsid="007ae1ac"/>
    </style:style>
    <style:style style:name="P169" style:family="paragraph" style:parent-style-name="Heading_20_2">
      <style:text-properties officeooo:rsid="025d31d2" officeooo:paragraph-rsid="007c5a2f"/>
    </style:style>
    <style:style style:name="P170" style:family="paragraph" style:parent-style-name="Heading_20_2">
      <style:text-properties officeooo:rsid="008102a0"/>
    </style:style>
    <style:style style:name="P171" style:family="paragraph" style:parent-style-name="Heading_20_2">
      <style:text-properties officeooo:paragraph-rsid="00b008c4"/>
    </style:style>
    <style:style style:name="P172" style:family="paragraph" style:parent-style-name="Heading_20_3">
      <style:text-properties officeooo:rsid="002a6b3c" officeooo:paragraph-rsid="002a6b3c"/>
    </style:style>
    <style:style style:name="P173" style:family="paragraph" style:parent-style-name="Heading_20_3">
      <style:text-properties officeooo:rsid="007f3164"/>
    </style:style>
    <style:style style:name="P174" style:family="paragraph" style:parent-style-name="Heading_20_3">
      <style:text-properties officeooo:rsid="0084eb56"/>
    </style:style>
    <style:style style:name="P175" style:family="paragraph" style:parent-style-name="Table_20_Contents">
      <style:text-properties style:font-name="Courier New"/>
    </style:style>
    <style:style style:name="P176" style:family="paragraph" style:parent-style-name="Table_20_Contents">
      <style:paragraph-properties fo:text-align="center" style:justify-single-word="false"/>
      <style:text-properties style:font-name="Courier New" officeooo:rsid="00aaaaff" officeooo:paragraph-rsid="00aaaaff"/>
    </style:style>
    <style:style style:name="P177" style:family="paragraph" style:parent-style-name="Table_20_Contents">
      <style:paragraph-properties fo:text-align="center" style:justify-single-word="false"/>
      <style:text-properties style:font-name="Courier New" officeooo:rsid="00a7746f" officeooo:paragraph-rsid="00a7746f"/>
    </style:style>
    <style:style style:name="P178" style:family="paragraph" style:parent-style-name="Table_20_Contents">
      <style:paragraph-properties fo:text-align="center" style:justify-single-word="false"/>
      <style:text-properties style:font-name="Courier New" officeooo:rsid="00a945db" officeooo:paragraph-rsid="00a945db"/>
    </style:style>
    <style:style style:name="P179" style:family="paragraph" style:parent-style-name="Table_20_Contents">
      <style:paragraph-properties fo:text-align="center" style:justify-single-word="false"/>
      <style:text-properties style:font-name="Courier New" officeooo:rsid="002d2eab" officeooo:paragraph-rsid="00acf8ea"/>
    </style:style>
    <style:style style:name="P180" style:family="paragraph" style:parent-style-name="Table_20_Contents">
      <style:text-properties style:font-name="Arial1" officeooo:rsid="00aaaaff" officeooo:paragraph-rsid="00aaaaff"/>
    </style:style>
    <style:style style:name="P181" style:family="paragraph" style:parent-style-name="Table_20_Contents">
      <style:text-properties style:font-name="Arial1" officeooo:rsid="00a7746f" officeooo:paragraph-rsid="00a7746f"/>
    </style:style>
    <style:style style:name="P182" style:family="paragraph" style:parent-style-name="Table_20_Contents">
      <style:text-properties style:font-name="Arial1" officeooo:rsid="00a945db" officeooo:paragraph-rsid="00a945db"/>
    </style:style>
    <style:style style:name="P18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84" style:family="paragraph" style:parent-style-name="Heading_20_5">
      <style:text-properties officeooo:rsid="008c287d"/>
    </style:style>
    <style:style style:name="P185" style:family="paragraph" style:parent-style-name="Heading_20_5">
      <style:text-properties officeooo:rsid="008a3ec1"/>
    </style:style>
    <style:style style:name="P186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T1" style:family="text">
      <style:text-properties officeooo:rsid="009fd6db"/>
    </style:style>
    <style:style style:name="T2" style:family="text">
      <style:text-properties officeooo:rsid="00034c5c"/>
    </style:style>
    <style:style style:name="T3" style:family="text">
      <style:text-properties officeooo:rsid="0004ed05"/>
    </style:style>
    <style:style style:name="T4" style:family="text">
      <style:text-properties officeooo:rsid="0005ff3a"/>
    </style:style>
    <style:style style:name="T5" style:family="text">
      <style:text-properties officeooo:rsid="000858e5"/>
    </style:style>
    <style:style style:name="T6" style:family="text">
      <style:text-properties officeooo:rsid="000b4a46"/>
    </style:style>
    <style:style style:name="T7" style:family="text">
      <style:text-properties officeooo:rsid="000d2735"/>
    </style:style>
    <style:style style:name="T8" style:family="text">
      <style:text-properties fo:font-style="italic" fo:font-weight="normal" officeooo:rsid="00034c5c" style:font-style-asian="italic" style:font-weight-asian="normal" style:font-style-complex="italic" style:font-weight-complex="normal"/>
    </style:style>
    <style:style style:name="T9" style:family="text">
      <style:text-properties fo:font-style="italic" officeooo:rsid="00cb2d97" style:font-style-asian="italic" style:font-style-complex="italic"/>
    </style:style>
    <style:style style:name="T10" style:family="text">
      <style:text-properties fo:font-style="normal" fo:font-weight="bold" officeooo:rsid="00034c5c" style:font-style-asian="normal" style:font-weight-asian="bold" style:font-style-complex="normal" style:font-weight-complex="bold"/>
    </style:style>
    <style:style style:name="T11" style:family="text">
      <style:text-properties fo:font-weight="bold" officeooo:rsid="00034c5c" style:font-weight-asian="bold" style:font-weight-complex="bold"/>
    </style:style>
    <style:style style:name="T12" style:family="text">
      <style:text-properties fo:font-weight="bold" officeooo:rsid="00360f89" style:font-weight-asian="bold" style:font-weight-complex="bold"/>
    </style:style>
    <style:style style:name="T13" style:family="text">
      <style:text-properties fo:font-weight="normal" officeooo:rsid="00034c5c" style:font-weight-asian="normal" style:font-weight-complex="normal"/>
    </style:style>
    <style:style style:name="T14" style:family="text">
      <style:text-properties style:font-name="Courier New"/>
    </style:style>
    <style:style style:name="T15" style:family="text">
      <style:text-properties style:font-name="Courier New" officeooo:rsid="000d2735"/>
    </style:style>
    <style:style style:name="T16" style:family="text">
      <style:text-properties style:font-name="Courier New" officeooo:rsid="000e0da1"/>
    </style:style>
    <style:style style:name="T17" style:family="text">
      <style:text-properties style:font-name="Courier New" officeooo:rsid="00114cd5"/>
    </style:style>
    <style:style style:name="T18" style:family="text">
      <style:text-properties style:font-name="Courier New" officeooo:rsid="001379fb"/>
    </style:style>
    <style:style style:name="T19" style:family="text">
      <style:text-properties style:font-name="Courier New" officeooo:rsid="00147b8a"/>
    </style:style>
    <style:style style:name="T20" style:family="text">
      <style:text-properties style:font-name="Courier New" officeooo:rsid="00148a56"/>
    </style:style>
    <style:style style:name="T21" style:family="text">
      <style:text-properties style:font-name="Courier New" officeooo:rsid="0016c2b9"/>
    </style:style>
    <style:style style:name="T22" style:family="text">
      <style:text-properties style:font-name="Courier New" officeooo:rsid="00187f26"/>
    </style:style>
    <style:style style:name="T23" style:family="text">
      <style:text-properties style:font-name="Courier New" officeooo:rsid="0024d2d2"/>
    </style:style>
    <style:style style:name="T24" style:family="text">
      <style:text-properties style:font-name="Courier New" officeooo:rsid="00301071"/>
    </style:style>
    <style:style style:name="T25" style:family="text">
      <style:text-properties style:font-name="Courier New" officeooo:rsid="002be64e"/>
    </style:style>
    <style:style style:name="T26" style:family="text">
      <style:text-properties style:font-name="Courier New" officeooo:rsid="002d2eab"/>
    </style:style>
    <style:style style:name="T27" style:family="text">
      <style:text-properties style:font-name="Courier New" officeooo:rsid="002ec66b"/>
    </style:style>
    <style:style style:name="T28" style:family="text">
      <style:text-properties style:font-name="Courier New" officeooo:rsid="00360f89"/>
    </style:style>
    <style:style style:name="T29" style:family="text">
      <style:text-properties style:font-name="Courier New" officeooo:rsid="002a6b3c"/>
    </style:style>
    <style:style style:name="T30" style:family="text">
      <style:text-properties style:font-name="Courier New" officeooo:rsid="004863d1"/>
    </style:style>
    <style:style style:name="T31" style:family="text">
      <style:text-properties style:font-name="Courier New" officeooo:rsid="00488863"/>
    </style:style>
    <style:style style:name="T32" style:family="text">
      <style:text-properties style:font-name="Courier New" officeooo:rsid="004717f9"/>
    </style:style>
    <style:style style:name="T33" style:family="text">
      <style:text-properties style:font-name="Courier New" officeooo:rsid="005883a5"/>
    </style:style>
    <style:style style:name="T34" style:family="text">
      <style:text-properties style:font-name="Courier New" officeooo:rsid="00650ca5"/>
    </style:style>
    <style:style style:name="T35" style:family="text">
      <style:text-properties style:font-name="Courier New" officeooo:rsid="0071d979"/>
    </style:style>
    <style:style style:name="T36" style:family="text">
      <style:text-properties style:font-name="Courier New" officeooo:rsid="0073015f"/>
    </style:style>
    <style:style style:name="T37" style:family="text">
      <style:text-properties style:font-name="Courier New" officeooo:rsid="00667f3b"/>
    </style:style>
    <style:style style:name="T38" style:family="text">
      <style:text-properties style:font-name="Courier New" officeooo:rsid="0069a46f"/>
    </style:style>
    <style:style style:name="T39" style:family="text">
      <style:text-properties style:font-name="Courier New" officeooo:rsid="006a33cd"/>
    </style:style>
    <style:style style:name="T40" style:family="text">
      <style:text-properties style:font-name="Courier New" officeooo:rsid="006b127c"/>
    </style:style>
    <style:style style:name="T41" style:family="text">
      <style:text-properties style:font-name="Courier New" officeooo:rsid="006c3928"/>
    </style:style>
    <style:style style:name="T42" style:family="text">
      <style:text-properties style:font-name="Courier New" officeooo:rsid="006df9e9"/>
    </style:style>
    <style:style style:name="T43" style:family="text">
      <style:text-properties style:font-name="Courier New" officeooo:rsid="006f3b14"/>
    </style:style>
    <style:style style:name="T44" style:family="text">
      <style:text-properties style:font-name="Courier New" officeooo:rsid="007497da"/>
    </style:style>
    <style:style style:name="T45" style:family="text">
      <style:text-properties style:font-name="Courier New" officeooo:rsid="007691fe"/>
    </style:style>
    <style:style style:name="T46" style:family="text">
      <style:text-properties style:font-name="Courier New" officeooo:rsid="0077953c"/>
    </style:style>
    <style:style style:name="T47" style:family="text">
      <style:text-properties style:font-name="Courier New" officeooo:rsid="015da35d"/>
    </style:style>
    <style:style style:name="T48" style:family="text">
      <style:text-properties style:font-name="Courier New" officeooo:rsid="025d31d2"/>
    </style:style>
    <style:style style:name="T49" style:family="text">
      <style:text-properties style:font-name="Courier New" officeooo:rsid="007c5a2f"/>
    </style:style>
    <style:style style:name="T50" style:family="text">
      <style:text-properties style:font-name="Courier New" officeooo:rsid="0079665b"/>
    </style:style>
    <style:style style:name="T51" style:family="text">
      <style:text-properties style:font-name="Courier New" officeooo:rsid="007e288a"/>
    </style:style>
    <style:style style:name="T52" style:family="text">
      <style:text-properties style:font-name="Courier New" officeooo:rsid="007e7b92"/>
    </style:style>
    <style:style style:name="T53" style:family="text">
      <style:text-properties style:font-name="Courier New" officeooo:rsid="007f3164"/>
    </style:style>
    <style:style style:name="T54" style:family="text">
      <style:text-properties style:font-name="Courier New" officeooo:rsid="007f90a1"/>
    </style:style>
    <style:style style:name="T55" style:family="text">
      <style:text-properties style:font-name="Courier New" officeooo:rsid="008102a0"/>
    </style:style>
    <style:style style:name="T56" style:family="text">
      <style:text-properties style:font-name="Courier New" officeooo:rsid="0084eb56"/>
    </style:style>
    <style:style style:name="T57" style:family="text">
      <style:text-properties style:font-name="Courier New" officeooo:rsid="00872e2d"/>
    </style:style>
    <style:style style:name="T58" style:family="text">
      <style:text-properties style:font-name="Courier New" officeooo:rsid="0087b2a4"/>
    </style:style>
    <style:style style:name="T59" style:family="text">
      <style:text-properties style:font-name="Courier New" officeooo:rsid="008980b1"/>
    </style:style>
    <style:style style:name="T60" style:family="text">
      <style:text-properties style:font-name="Courier New" officeooo:rsid="008a3ec1"/>
    </style:style>
    <style:style style:name="T61" style:family="text">
      <style:text-properties style:font-name="Courier New" officeooo:rsid="008b74f8"/>
    </style:style>
    <style:style style:name="T62" style:family="text">
      <style:text-properties style:font-name="Courier New" officeooo:rsid="008bcc7f"/>
    </style:style>
    <style:style style:name="T63" style:family="text">
      <style:text-properties style:font-name="Courier New" officeooo:rsid="008c287d"/>
    </style:style>
    <style:style style:name="T64" style:family="text">
      <style:text-properties style:font-name="Courier New" officeooo:rsid="008eaa06"/>
    </style:style>
    <style:style style:name="T65" style:family="text">
      <style:text-properties style:font-name="Courier New" officeooo:rsid="008fc3ce"/>
    </style:style>
    <style:style style:name="T66" style:family="text">
      <style:text-properties style:font-name="Courier New" officeooo:rsid="009229f3"/>
    </style:style>
    <style:style style:name="T67" style:family="text">
      <style:text-properties style:font-name="Courier New" officeooo:rsid="0096d860"/>
    </style:style>
    <style:style style:name="T68" style:family="text">
      <style:text-properties style:font-name="Courier New" officeooo:rsid="009a48da"/>
    </style:style>
    <style:style style:name="T69" style:family="text">
      <style:text-properties style:font-name="Courier New" officeooo:rsid="009da115"/>
    </style:style>
    <style:style style:name="T70" style:family="text">
      <style:text-properties style:font-name="Courier New" officeooo:rsid="00a1d655"/>
    </style:style>
    <style:style style:name="T71" style:family="text">
      <style:text-properties style:font-name="Courier New" officeooo:rsid="007c7cf4"/>
    </style:style>
    <style:style style:name="T72" style:family="text">
      <style:text-properties style:font-name="Courier New" officeooo:rsid="008dbe70"/>
    </style:style>
    <style:style style:name="T73" style:family="text">
      <style:text-properties officeooo:rsid="000d7bd3"/>
    </style:style>
    <style:style style:name="T74" style:family="text">
      <style:text-properties officeooo:rsid="000e0d5e"/>
    </style:style>
    <style:style style:name="T75" style:family="text">
      <style:text-properties officeooo:rsid="000e0da1"/>
    </style:style>
    <style:style style:name="T76" style:family="text">
      <style:text-properties officeooo:rsid="00114cd5"/>
    </style:style>
    <style:style style:name="T77" style:family="text">
      <style:text-properties officeooo:rsid="00124e96"/>
    </style:style>
    <style:style style:name="T78" style:family="text">
      <style:text-properties officeooo:rsid="001379fb"/>
    </style:style>
    <style:style style:name="T79" style:family="text">
      <style:text-properties officeooo:rsid="00147b8a"/>
    </style:style>
    <style:style style:name="T80" style:family="text">
      <style:text-properties officeooo:rsid="00148a56"/>
    </style:style>
    <style:style style:name="T81" style:family="text">
      <style:text-properties officeooo:rsid="00152896"/>
    </style:style>
    <style:style style:name="T82" style:family="text">
      <style:text-properties officeooo:rsid="0016c2b9"/>
    </style:style>
    <style:style style:name="T83" style:family="text">
      <style:text-properties officeooo:rsid="00182787"/>
    </style:style>
    <style:style style:name="T84" style:family="text">
      <style:text-properties officeooo:rsid="00187f26"/>
    </style:style>
    <style:style style:name="T85" style:family="text">
      <style:text-properties officeooo:rsid="001bb77c"/>
    </style:style>
    <style:style style:name="T86" style:family="text">
      <style:text-properties officeooo:rsid="001d4ff8"/>
    </style:style>
    <style:style style:name="T87" style:family="text">
      <style:text-properties officeooo:rsid="0024d2d2"/>
    </style:style>
    <style:style style:name="T88" style:family="text">
      <style:text-properties officeooo:rsid="0025eb51"/>
    </style:style>
    <style:style style:name="T89" style:family="text">
      <style:text-properties style:font-name="Arial1" officeooo:rsid="00147b8a"/>
    </style:style>
    <style:style style:name="T90" style:family="text">
      <style:text-properties style:font-name="Arial1" officeooo:rsid="004863d1"/>
    </style:style>
    <style:style style:name="T91" style:family="text">
      <style:text-properties style:font-name="Arial1" officeooo:rsid="002d2eab"/>
    </style:style>
    <style:style style:name="T92" style:family="text">
      <style:text-properties officeooo:rsid="002a6b3c"/>
    </style:style>
    <style:style style:name="T93" style:family="text">
      <style:text-properties officeooo:rsid="002be64e"/>
    </style:style>
    <style:style style:name="T94" style:family="text">
      <style:text-properties officeooo:rsid="002d2eab"/>
    </style:style>
    <style:style style:name="T95" style:family="text">
      <style:text-properties officeooo:rsid="002ec66b"/>
    </style:style>
    <style:style style:name="T96" style:family="text">
      <style:text-properties officeooo:rsid="00301071"/>
    </style:style>
    <style:style style:name="T97" style:family="text">
      <style:text-properties officeooo:rsid="0031fed4"/>
    </style:style>
    <style:style style:name="T98" style:family="text">
      <style:text-properties officeooo:rsid="0033c8e0"/>
    </style:style>
    <style:style style:name="T99" style:family="text">
      <style:text-properties officeooo:rsid="00360f89"/>
    </style:style>
    <style:style style:name="T100" style:family="text">
      <style:text-properties officeooo:rsid="0037b804"/>
    </style:style>
    <style:style style:name="T101" style:family="text">
      <style:text-properties officeooo:rsid="003898c7"/>
    </style:style>
    <style:style style:name="T102" style:family="text">
      <style:text-properties officeooo:rsid="003ba901"/>
    </style:style>
    <style:style style:name="T103" style:family="text">
      <style:text-properties officeooo:rsid="003cd9e1"/>
    </style:style>
    <style:style style:name="T104" style:family="text">
      <style:text-properties officeooo:rsid="0045737f"/>
    </style:style>
    <style:style style:name="T105" style:family="text">
      <style:text-properties officeooo:rsid="00470ed7"/>
    </style:style>
    <style:style style:name="T106" style:family="text">
      <style:text-properties officeooo:rsid="004717f9"/>
    </style:style>
    <style:style style:name="T107" style:family="text">
      <style:text-properties officeooo:rsid="004863d1"/>
    </style:style>
    <style:style style:name="T108" style:family="text">
      <style:text-properties officeooo:rsid="00488863"/>
    </style:style>
    <style:style style:name="T109" style:family="text">
      <style:text-properties officeooo:rsid="004a54d3"/>
    </style:style>
    <style:style style:name="T110" style:family="text">
      <style:text-properties officeooo:rsid="0057a878"/>
    </style:style>
    <style:style style:name="T111" style:family="text">
      <style:text-properties officeooo:rsid="005883a5"/>
    </style:style>
    <style:style style:name="T112" style:family="text">
      <style:text-properties officeooo:rsid="005b01b4"/>
    </style:style>
    <style:style style:name="T113" style:family="text">
      <style:text-properties officeooo:rsid="005cabf5"/>
    </style:style>
    <style:style style:name="T114" style:family="text">
      <style:text-properties officeooo:rsid="00650ca5"/>
    </style:style>
    <style:style style:name="T115" style:family="text">
      <style:text-properties officeooo:rsid="00667f3b"/>
    </style:style>
    <style:style style:name="T116" style:family="text">
      <style:text-properties officeooo:rsid="001d186c"/>
    </style:style>
    <style:style style:name="T117" style:family="text">
      <style:text-properties style:font-name="Arial" officeooo:rsid="001d186c"/>
    </style:style>
    <style:style style:name="T118" style:family="text">
      <style:text-properties style:font-name="Arial" officeooo:rsid="00cc9863"/>
    </style:style>
    <style:style style:name="T119" style:family="text">
      <style:text-properties style:font-name="Andale Mono" officeooo:rsid="001d186c"/>
    </style:style>
    <style:style style:name="T120" style:family="text">
      <style:text-properties officeooo:rsid="0069a46f"/>
    </style:style>
    <style:style style:name="T121" style:family="text">
      <style:text-properties officeooo:rsid="006a33cd"/>
    </style:style>
    <style:style style:name="T122" style:family="text">
      <style:text-properties officeooo:rsid="006b127c"/>
    </style:style>
    <style:style style:name="T123" style:family="text">
      <style:text-properties officeooo:rsid="006be3eb"/>
    </style:style>
    <style:style style:name="T124" style:family="text">
      <style:text-properties officeooo:rsid="006c3928"/>
    </style:style>
    <style:style style:name="T125" style:family="text">
      <style:text-properties officeooo:rsid="006df9e9"/>
    </style:style>
    <style:style style:name="T126" style:family="text">
      <style:text-properties officeooo:rsid="006f3b14"/>
    </style:style>
    <style:style style:name="T127" style:family="text">
      <style:text-properties officeooo:rsid="0070e32b"/>
    </style:style>
    <style:style style:name="T128" style:family="text">
      <style:text-properties officeooo:rsid="0071d979"/>
    </style:style>
    <style:style style:name="T129" style:family="text">
      <style:text-properties officeooo:rsid="0073015f"/>
    </style:style>
    <style:style style:name="T130" style:family="text">
      <style:text-properties officeooo:rsid="007497da"/>
    </style:style>
    <style:style style:name="T131" style:family="text">
      <style:text-properties officeooo:rsid="007691fe"/>
    </style:style>
    <style:style style:name="T132" style:family="text">
      <style:text-properties officeooo:rsid="0077953c"/>
    </style:style>
    <style:style style:name="T133" style:family="text">
      <style:text-properties officeooo:rsid="0079665b"/>
    </style:style>
    <style:style style:name="T134" style:family="text">
      <style:text-properties officeooo:rsid="007ae1ac"/>
    </style:style>
    <style:style style:name="T135" style:family="text">
      <style:text-properties officeooo:rsid="015da35d"/>
    </style:style>
    <style:style style:name="T136" style:family="text">
      <style:text-properties officeooo:rsid="01e23452"/>
    </style:style>
    <style:style style:name="T137" style:family="text">
      <style:text-properties style:font-name="Liberation Sans"/>
    </style:style>
    <style:style style:name="T138" style:family="text">
      <style:text-properties style:font-name="Liberation Sans" officeooo:rsid="015c3dfb"/>
    </style:style>
    <style:style style:name="T139" style:family="text">
      <style:text-properties style:font-name="Liberation Sans" officeooo:rsid="025d31d2"/>
    </style:style>
    <style:style style:name="T140" style:family="text">
      <style:text-properties style:font-name="Liberation Sans" officeooo:rsid="007c5a2f"/>
    </style:style>
    <style:style style:name="T141" style:family="text">
      <style:text-properties style:font-name="Liberation Sans" officeooo:rsid="0096d860"/>
    </style:style>
    <style:style style:name="T142" style:family="text">
      <style:text-properties style:font-name="Liberation Sans" officeooo:rsid="009a48da"/>
    </style:style>
    <style:style style:name="T143" style:family="text">
      <style:text-properties style:font-name="Liberation Sans" officeooo:rsid="007f3164"/>
    </style:style>
    <style:style style:name="T144" style:family="text">
      <style:text-properties style:font-name="Liberation Sans" officeooo:rsid="009eef44"/>
    </style:style>
    <style:style style:name="T145" style:family="text">
      <style:text-properties style:font-name="Liberation Sans" officeooo:rsid="007f90a1"/>
    </style:style>
    <style:style style:name="T146" style:family="text">
      <style:text-properties style:font-name="Liberation Sans" officeooo:rsid="008102a0"/>
    </style:style>
    <style:style style:name="T147" style:family="text">
      <style:text-properties style:font-name="Liberation Sans" officeooo:rsid="0084eb56"/>
    </style:style>
    <style:style style:name="T148" style:family="text">
      <style:text-properties style:font-name="Liberation Sans" officeooo:rsid="008fc3ce"/>
    </style:style>
    <style:style style:name="T149" style:family="text">
      <style:text-properties style:font-name="Liberation Sans" officeooo:rsid="009fd6db"/>
    </style:style>
    <style:style style:name="T150" style:family="text">
      <style:text-properties style:font-name="Liberation Sans" officeooo:rsid="00872e2d"/>
    </style:style>
    <style:style style:name="T151" style:family="text">
      <style:text-properties style:font-name="Liberation Sans" officeooo:rsid="0087b2a4"/>
    </style:style>
    <style:style style:name="T152" style:family="text">
      <style:text-properties style:font-name="Liberation Sans" officeooo:rsid="008b74f8"/>
    </style:style>
    <style:style style:name="T153" style:family="text">
      <style:text-properties style:font-name="Liberation Sans" officeooo:rsid="0090afbf"/>
    </style:style>
    <style:style style:name="T154" style:family="text">
      <style:text-properties style:font-name="Liberation Sans" officeooo:rsid="009229f3"/>
    </style:style>
    <style:style style:name="T155" style:family="text">
      <style:text-properties style:font-name="Liberation Sans" officeooo:rsid="008980b1"/>
    </style:style>
    <style:style style:name="T156" style:family="text">
      <style:text-properties style:font-name="Liberation Sans" officeooo:rsid="008c287d"/>
    </style:style>
    <style:style style:name="T157" style:family="text">
      <style:text-properties style:font-name="Liberation Sans" officeooo:rsid="008dbe70"/>
    </style:style>
    <style:style style:name="T158" style:family="text">
      <style:text-properties style:font-name="Liberation Sans" officeooo:rsid="008bcc7f"/>
    </style:style>
    <style:style style:name="T159" style:family="text">
      <style:text-properties style:font-name="Liberation Sans" officeooo:rsid="008eaa06"/>
    </style:style>
    <style:style style:name="T160" style:family="text">
      <style:text-properties style:font-name="Liberation Sans" fo:font-style="italic" officeooo:rsid="008c287d" style:font-style-asian="italic" style:font-style-complex="italic"/>
    </style:style>
    <style:style style:name="T161" style:family="text">
      <style:text-properties officeooo:rsid="025d31d2"/>
    </style:style>
    <style:style style:name="T162" style:family="text">
      <style:text-properties officeooo:rsid="007c5a2f"/>
    </style:style>
    <style:style style:name="T163" style:family="text">
      <style:text-properties officeooo:rsid="007c7cf4"/>
    </style:style>
    <style:style style:name="T164" style:family="text">
      <style:text-properties officeooo:rsid="007cd93e"/>
    </style:style>
    <style:style style:name="T165" style:family="text">
      <style:text-properties officeooo:rsid="007d924c"/>
    </style:style>
    <style:style style:name="T166" style:family="text">
      <style:text-properties officeooo:rsid="007e288a"/>
    </style:style>
    <style:style style:name="T167" style:family="text">
      <style:text-properties officeooo:rsid="007e7b92"/>
    </style:style>
    <style:style style:name="T168" style:family="text">
      <style:text-properties officeooo:rsid="007f3164"/>
    </style:style>
    <style:style style:name="T169" style:family="text">
      <style:text-properties officeooo:rsid="008102a0"/>
    </style:style>
    <style:style style:name="T170" style:family="text">
      <style:text-properties officeooo:rsid="0084eb56"/>
    </style:style>
    <style:style style:name="T171" style:family="text">
      <style:text-properties officeooo:rsid="0087b2a4"/>
    </style:style>
    <style:style style:name="T172" style:family="text">
      <style:text-properties officeooo:rsid="008a3ec1"/>
    </style:style>
    <style:style style:name="T173" style:family="text">
      <style:text-properties officeooo:rsid="008b74f8"/>
    </style:style>
    <style:style style:name="T174" style:family="text">
      <style:text-properties officeooo:rsid="008c287d"/>
    </style:style>
    <style:style style:name="T175" style:family="text">
      <style:text-properties officeooo:rsid="008fc3ce"/>
    </style:style>
    <style:style style:name="T176" style:family="text">
      <style:text-properties officeooo:rsid="009bcbd2"/>
    </style:style>
    <style:style style:name="T177" style:family="text">
      <style:text-properties officeooo:rsid="009da115"/>
    </style:style>
    <style:style style:name="T178" style:family="text">
      <style:text-properties officeooo:rsid="00a1d655"/>
    </style:style>
    <style:style style:name="T179" style:family="text">
      <style:text-properties officeooo:rsid="00acf8ea"/>
    </style:style>
    <style:style style:name="T180" style:family="text">
      <style:text-properties officeooo:rsid="00ad3ee1"/>
    </style:style>
    <style:style style:name="T181" style:family="text">
      <style:text-properties officeooo:rsid="00bf4ea2"/>
    </style:style>
    <style:style style:name="T182" style:family="text">
      <style:text-properties officeooo:rsid="00bf7883"/>
    </style:style>
    <style:style style:name="T183" style:family="text">
      <style:text-properties officeooo:rsid="00c16f1b"/>
    </style:style>
    <style:style style:name="T184" style:family="text">
      <style:text-properties officeooo:rsid="00c2c144"/>
    </style:style>
    <style:style style:name="T185" style:family="text">
      <style:text-properties officeooo:rsid="00c3c0ab"/>
    </style:style>
    <style:style style:name="T186" style:family="text">
      <style:text-properties officeooo:rsid="00c50c03"/>
    </style:style>
    <style:style style:name="T187" style:family="text">
      <style:text-properties officeooo:rsid="00c62459"/>
    </style:style>
    <style:style style:name="T188" style:family="text">
      <style:text-properties style:font-name="Courier New" officeooo:rsid="00c62459"/>
    </style:style>
    <style:style style:name="T189" style:family="text">
      <style:text-properties style:font-name="Courier New" officeooo:rsid="00c89b6c"/>
    </style:style>
    <style:style style:name="T190" style:family="text">
      <style:text-properties style:font-name="Courier New" officeooo:rsid="00cb2d97"/>
    </style:style>
    <style:style style:name="T191" style:family="text">
      <style:text-properties style:font-name="Courier New" officeooo:rsid="00cc9863"/>
    </style:style>
    <style:style style:name="T192" style:family="text">
      <style:text-properties style:font-name="Courier New" officeooo:rsid="006be3eb"/>
    </style:style>
    <style:style style:name="T193" style:family="text">
      <style:text-properties style:font-name="Courier New" officeooo:rsid="008eaa06"/>
    </style:style>
    <style:style style:name="T194" style:family="text">
      <style:text-properties officeooo:rsid="00c6a4b1"/>
    </style:style>
    <style:style style:name="T195" style:family="text">
      <style:text-properties officeooo:rsid="00c89b6c"/>
    </style:style>
    <style:style style:name="T196" style:family="text">
      <style:text-properties style:font-name="Arial1" officeooo:rsid="00c89b6c"/>
    </style:style>
    <style:style style:name="T197" style:family="text">
      <style:text-properties officeooo:rsid="00ca0cfe"/>
    </style:style>
    <style:style style:name="T198" style:family="text">
      <style:text-properties officeooo:rsid="00cb2d97"/>
    </style:style>
    <style:style style:name="T199" style:family="text">
      <style:text-properties officeooo:rsid="00cc986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8"><text:a xlink:type="simple" xlink:href="#__RefHeading__122_1931092924" text:style-name="Index_20_Link" text:visited-style-name="Index_20_Link">Introduction<text:tab/>1</text:a></text:p>
          <text:p text:style-name="P158"><text:a xlink:type="simple" xlink:href="#__RefHeading__268_1931092924" text:style-name="Index_20_Link" text:visited-style-name="Index_20_Link">Language Overview<text:tab/>3</text:a></text:p>
          <text:p text:style-name="P157"><text:a xlink:type="simple" xlink:href="#__RefHeading__1166_1767872214" text:style-name="Index_20_Link" text:visited-style-name="Index_20_Link">Case Sensitivity<text:tab/>3</text:a></text:p>
          <text:p text:style-name="P157"><text:a xlink:type="simple" xlink:href="#__RefHeading__3765_1760780635" text:style-name="Index_20_Link" text:visited-style-name="Index_20_Link">Statement Consistency<text:tab/>4</text:a></text:p>
          <text:p text:style-name="P183"><text:a xlink:type="simple" xlink:href="#__RefHeading__3767_1760780635" text:style-name="Index_20_Link" text:visited-style-name="Index_20_Link">format Statement Requirements<text:tab/>4</text:a></text:p>
          <text:p text:style-name="P157"><text:a xlink:type="simple" xlink:href="#__RefHeading__270_1931092924" text:style-name="Index_20_Link" text:visited-style-name="Index_20_Link">Python Integration<text:tab/>5</text:a></text:p>
          <text:p text:style-name="P158"><text:a xlink:type="simple" xlink:href="#__RefHeading__274_1931092924" text:style-name="Index_20_Link" text:visited-style-name="Index_20_Link">MSL Statements<text:tab/>6</text:a></text:p>
          <text:p text:style-name="P157"><text:a xlink:type="simple" xlink:href="#__RefHeading__16168_1931092924" text:style-name="Index_20_Link" text:visited-style-name="Index_20_Link">include<text:tab/>6</text:a></text:p>
          <text:p text:style-name="P157"><text:a xlink:type="simple" xlink:href="#__RefHeading__16178_1931092924" text:style-name="Index_20_Link" text:visited-style-name="Index_20_Link">cpu<text:tab/>6</text:a></text:p>
          <text:p text:style-name="P157"><text:a xlink:type="simple" xlink:href="#__RefHeading__16180_1931092924" text:style-name="Index_20_Link" text:visited-style-name="Index_20_Link">iset<text:tab/>7</text:a></text:p>
          <text:p text:style-name="P157"><text:a xlink:type="simple" xlink:href="#__RefHeading__16359_1931092924" text:style-name="Index_20_Link" text:visited-style-name="Index_20_Link">inst <text:s/><text:tab/>7</text:a></text:p>
          <text:p text:style-name="P157"><text:a xlink:type="simple" xlink:href="#__RefHeading__16361_1931092924" text:style-name="Index_20_Link" text:visited-style-name="Index_20_Link">format<text:tab/>7</text:a></text:p>
          <text:p text:style-name="P183"><text:a xlink:type="simple" xlink:href="#__RefHeading__1168_1767872214" text:style-name="Index_20_Link" text:visited-style-name="Index_20_Link">Requirements for 'mfield' and 'sfield' Attributes<text:tab/>9</text:a></text:p>
          <text:p text:style-name="P158"><text:a xlink:type="simple" xlink:href="#__RefHeading__2654_1760780635" text:style-name="Index_20_Link" text:visited-style-name="Index_20_Link">Experimental MSL Statements<text:tab/>12</text:a></text:p>
          <text:p text:style-name="P157"><text:a xlink:type="simple" xlink:href="#__RefHeading__2656_1760780635" text:style-name="Index_20_Link" text:visited-style-name="Index_20_Link">system<text:tab/>12</text:a></text:p>
          <text:p text:style-name="P157"><text:a xlink:type="simple" xlink:href="#__RefHeading__2883_1760780635" text:style-name="Index_20_Link" text:visited-style-name="Index_20_Link">model<text:tab/>12</text:a></text:p>
          <text:p text:style-name="P157"><text:a xlink:type="simple" xlink:href="#__RefHeading__3111_1760780635" text:style-name="Index_20_Link" text:visited-style-name="Index_20_Link">channel<text:tab/>13</text:a></text:p>
          <text:p text:style-name="P157"><text:a xlink:type="simple" xlink:href="#__RefHeading__3354_1760780635" text:style-name="Index_20_Link" text:visited-style-name="Index_20_Link">cu<text:tab/>13</text:a></text:p>
          <text:p text:style-name="P158"><text:a xlink:type="simple" xlink:href="#__RefHeading__29899_1507678260" text:style-name="Index_20_Link" text:visited-style-name="Index_20_Link">Command-Line Utilities<text:tab/>14</text:a></text:p>
          <text:p text:style-name="P157"><text:a xlink:type="simple" xlink:href="#__RefHeading__29901_1507678260" text:style-name="Index_20_Link" text:visited-style-name="Index_20_Link">System Requirements<text:tab/>14</text:a></text:p>
          <text:p text:style-name="P157"><text:a xlink:type="simple" xlink:href="#__RefHeading__29903_1507678260" text:style-name="Index_20_Link" text:visited-style-name="Index_20_Link">Environment Variables<text:tab/>14</text:a></text:p>
          <text:p text:style-name="P157"><text:a xlink:type="simple" xlink:href="#__RefHeading__29905_1507678260" text:style-name="Index_20_Link" text:visited-style-name="Index_20_Link">msl.py – MSL Validation<text:tab/>14</text:a></text:p>
          <text:p text:style-name="P183"><text:a xlink:type="simple" xlink:href="#__RefHeading__29907_1507678260" text:style-name="Index_20_Link" text:visited-style-name="Index_20_Link">Script File Arguments<text:tab/>15</text:a></text:p>
          <text:p text:style-name="P159"><text:a xlink:type="simple" xlink:href="#__RefHeading__29909_1507678260" text:style-name="Index_20_Link" text:visited-style-name="Index_20_Link">-e/--expand<text:tab/>15</text:a></text:p>
          <text:p text:style-name="P159"><text:a xlink:type="simple" xlink:href="#__RefHeading__29911_1507678260" text:style-name="Index_20_Link" text:visited-style-name="Index_20_Link">-f/--fail<text:tab/>15</text:a></text:p>
          <text:p text:style-name="P159"><text:a xlink:type="simple" xlink:href="#__RefHeading__29913_1507678260" text:style-name="Index_20_Link" text:visited-style-name="Index_20_Link">-x/--xref<text:tab/>15</text:a></text:p>
          <text:p text:style-name="P159"><text:a xlink:type="simple" xlink:href="#__RefHeading__29915_1507678260" text:style-name="Index_20_Link" text:visited-style-name="Index_20_Link">--dump<text:tab/>15</text:a></text:p>
          <text:p text:style-name="P157"><text:a xlink:type="simple" xlink:href="#__RefHeading__30074_1507678260" text:style-name="Index_20_Link" text:visited-style-name="Index_20_Link">mslrpt.py – MSL Reporting<text:tab/>15</text:a></text:p>
          <text:p text:style-name="P183"><text:a xlink:type="simple" xlink:href="#__RefHeading__30076_1507678260" text:style-name="Index_20_Link" text:visited-style-name="Index_20_Link">Script File Arguments<text:tab/>16</text:a></text:p>
          <text:p text:style-name="P159"><text:a xlink:type="simple" xlink:href="#__RefHeading__30078_1507678260" text:style-name="Index_20_Link" text:visited-style-name="Index_20_Link">-r/--report cpu<text:tab/>16</text:a></text:p>
          <text:p text:style-name="P159"><text:a xlink:type="simple" xlink:href="#__RefHeading__30080_1507678260" text:style-name="Index_20_Link" text:visited-style-name="Index_20_Link">-r/--report files<text:tab/>16</text:a></text:p>
          <text:p text:style-name="P159"><text:a xlink:type="simple" xlink:href="#__RefHeading__30082_1507678260" text:style-name="Index_20_Link" text:visited-style-name="Index_20_Link">-r/--report inst<text:tab/>16</text:a></text:p>
          <text:p text:style-name="P186"><text:a xlink:type="simple" xlink:href="#__RefHeading__30084_1507678260" text:style-name="Index_20_Link" text:visited-style-name="Index_20_Link">-c/--cpu mslfile=cpu<text:tab/>17</text:a></text:p>
          <text:p text:style-name="P186"><text:a xlink:type="simple" xlink:href="#__RefHeading__30338_1507678260" text:style-name="Index_20_Link" text:visited-style-name="Index_20_Link">-l/--listing filepath<text:tab/>17</text:a></text:p>
          <text:p text:style-name="P186"><text:a xlink:type="simple" xlink:href="#__RefHeading__30216_1507678260" text:style-name="Index_20_Link" text:visited-style-name="Index_20_Link">-s/--seq &lt;mnemonic|opcode|format&gt;<text:tab/>17</text:a></text:p>
          <text:p text:style-name="P159"><text:a xlink:type="simple" xlink:href="#__RefHeading__30460_1507678260" text:style-name="Index_20_Link" text:visited-style-name="Index_20_Link">-r/--report PoO<text:tab/>17</text:a></text:p>
        </text:index-body>
      </text:table-of-content>
      <text:p text:style-name="P4"/>
      <text:p text:style-name="P43"><text:span text:style-name="T116">Copyright </text:span><text:span text:style-name="T117">© 2014, </text:span><text:span text:style-name="T118">2015</text:span><text:span text:style-name="T117"> Harold Grovesteen</text:span></text:p>
      <text:p text:style-name="P43"><text:span text:style-name="T117">See the file </text:span><text:span text:style-name="T119">doc/fdl-1.3.txt</text:span><text:span text:style-name="T117"> for copying conditions.</text:span></text:p>
      <text:h text:style-name="P151" text:outline-level="1"><text:bookmark-start text:name="__RefHeading__122_1931092924"/>Introduction<text:bookmark-end text:name="__RefHeading__122_1931092924"/></text:h>
      <text:p text:style-name="P37"><text:span text:style-name="T3">Machine Specification Language (MSL) is a small domain specific language describing key </text:span><text:soft-page-break/><text:span text:style-name="T3">elements of a mainframe system.</text:span><text:span text:style-name="T2"> <text:s/></text:span><text:span text:style-name="T96">MSL's primary role is support for consumers of mainframe configuration information. <text:s/>To the extent a consumer's needs can be addressed within the </text:span><text:span text:style-name="T96">broad design of MSL, those needs will be addressed. <text:s/>MSL serves the consumers, not the other way around. <text:s/></text:span><text:span text:style-name="T2">The following constitutes the </text:span><text:span text:style-name="T96">current </text:span><text:span text:style-name="T2">description of </text:span><text:span text:style-name="T96">the </text:span><text:span text:style-name="T2">MSL. </text:span></text:p>
      <text:p text:style-name="P37"><text:span text:style-name="T2">It is the responsibility of <text:s/>users of a file written in MSL to parse and process it as appropriate to its needs. <text:s/>It is hoped that the language is simple enough that other scripting languages, for example REXX, or Perl, etc., </text:span><text:span text:style-name="T96">can do that.</text:span><text:span text:style-name="T2"> <text:s/></text:span><text:span text:style-name="T96">A Python processor and </text:span><text:span text:style-name="T178">two </text:span><text:span text:style-name="T96">command line utilit</text:span><text:span text:style-name="T178">ies</text:span><text:span text:style-name="T96"> are provided.</text:span><text:span text:style-name="T2"> <text:s/>The command line utility is intended </text:span><text:span text:style-name="T3">f</text:span><text:span text:style-name="T2">or testing purposes and validation of a file written in MSL. <text:s/>A file successfully processed by the command line utility should be considered as valid.</text:span></text:p>
      <text:p text:style-name="P126"><text:span text:style-name="T183">Only statements described in the “MSL Statements” section should be used. <text:s/></text:span><text:span text:style-name="T181">Statements described in the “Experimental MSL Statements” section are not presently utilized <text:s/>by SATK and should not be utilized.</text:span></text:p>
      <text:p text:style-name="P126"><text:span text:style-name="T181"/></text:p>
      <text:p text:style-name="P126"><text:span text:style-name="T181"/></text:p>
      <text:p text:style-name="P147"><text:span text:style-name="T181"/></text:p>
      <text:h text:style-name="Heading_20_1" text:outline-level="1"><text:bookmark-start text:name="__RefHeading__268_1931092924"/><text:span text:style-name="T4">Language </text:span><text:span text:style-name="T5">Overview</text:span><text:bookmark-end text:name="__RefHeading__268_1931092924"/></text:h>
      <text:p text:style-name="P32">The Machine Specification Language is a line oriented language. <text:s/>It does not support free flowing text. <text:s/>A 'line' does NOT include platform specific line termination characters. <text:s/>A process needs to handle removal of such characters and tolerate variations. <text:s/>If a processor is not able to do that, an external mechanism should convert the lines to the platform specific termination before being processed.</text:p>
      <text:p text:style-name="P32">A valid line contains only the ASCII characters 0x20-0x7E, inclusive. <text:s/>Comments are excluded from this requirement.</text:p>
      <text:p text:style-name="P64">Lines fall into one of these descriptions:</text:p>
      <text:list xml:id="list6545394451" text:style-name="L1">
        <text:list-item>
          <text:p text:style-name="P104">an “empty” line (contains only spaces or no characters at all).</text:p>
        </text:list-item>
        <text:list-item>
          <text:p text:style-name="P104">a “comment” line (starting with either a '<text:span text:style-name="T14">*</text:span>' or '<text:span text:style-name="T14">#</text:span>' in position 1),</text:p>
        </text:list-item>
        <text:list-item>
          <text:p text:style-name="P104">an “invalid” line (contains characters other than ASCII 0x20-0x7E inclusive),</text:p>
        </text:list-item>
        <text:list-item>
          <text:p text:style-name="P104">a “statement” line (printable character(s) starting in position 1), or</text:p>
        </text:list-item>
        <text:list-item>
          <text:p text:style-name="P115">a “parameter” line (printable character(s) starting in position 2 or later),</text:p>
        </text:list-item>
      </text:list>
      <text:p text:style-name="P32">Only statement and parameter lines are processed. <text:s/>A processor is also free to ignore any statement or parameter line for which it has no interest. <text:s/>Statement and parameter lines may also contain a comment starting with a comment character through the remainder of the line. <text:s/>Character restrictions do not apply to comments.</text:p>
      <text:p text:style-name="Text_20_body"><text:span text:style-name="T2">MSL is </text:span><text:span text:style-name="T13">strictly</text:span><text:span text:style-name="T2"> </text:span><text:span text:style-name="T11">case sensitive</text:span><text:span text:style-name="T2">. <text:s/>All statement and parameter line information is case sensitive.</text:span></text:p>
      <text:p text:style-name="Text_20_body"><text:span text:style-name="T2">A</text:span><text:span text:style-name="T99">n</text:span><text:span text:style-name="T2"> '</text:span><text:span text:style-name="T28">id</text:span><text:span text:style-name="T2">' identifies each statement. <text:s/>Statement </text:span><text:span text:style-name="T99">id's</text:span><text:span text:style-name="T2"> must be unique. <text:s/>Duplications <text:s/>are not allowed. <text:s/></text:span><text:span text:style-name="T83">They all reside in a single name space.</text:span></text:p>
      <text:p text:style-name="P42"><text:span text:style-name="T114">The MSL language is a specific use of the underlying Statement Oriented Parameter Language (SOPL). <text:s/>SOPL is implemented in the </text:span><text:span text:style-name="T34">sopl</text:span><text:span text:style-name="T114"> module </text:span><text:span text:style-name="T115">in the <text:s/></text:span><text:span text:style-name="T37">tools/lang</text:span><text:span text:style-name="T115"> directory</text:span><text:span text:style-name="T114">. <text:s text:c="2"/></text:span><text:span text:style-name="T165">SOPL was designed with the express objective that tools based on languages other than Python could be developed if applicable without resorting to complex language processing tools.</text:span></text:p>
      <text:h text:style-name="P160" text:outline-level="2"><text:bookmark-start text:name="__RefHeading__1166_1767872214"/>Case Sensitivity<text:bookmark-end text:name="__RefHeading__1166_1767872214"/></text:h>
      <text:p text:style-name="P38"><text:span text:style-name="T99">MSL is generally </text:span><text:span text:style-name="T12">case sensitive</text:span><text:span text:style-name="T99">. <text:s/>Case sensitivity is the default. <text:s/>All statement types, parameter types and parameter </text:span><text:span text:style-name="T100">or statement</text:span><text:span text:style-name="T99"> attributes not explicitly identified as being case </text:span><text:span text:style-name="T99">insensitive are case sensitive. </text:span></text:p>
      <text:p text:style-name="P39">For convenience certain identifiers or attributes are treated as case insensitive resulting in such being treated as upper case:</text:p>
      <text:list xml:id="list77091405" text:style-name="L2">
        <text:list-item>
          <text:p text:style-name="P116"><text:span text:style-name="T28">inst</text:span><text:span text:style-name="T99"> statement identifiers,</text:span></text:p>
        </text:list-item>
        <text:list-item>
          <text:p text:style-name="P116"><text:span text:style-name="T28">format</text:span><text:span text:style-name="T99"> statement identifiers,</text:span></text:p>
        </text:list-item>
        <text:list-item>
          <text:p text:style-name="P116"><text:soft-page-break/><text:span text:style-name="T28">format</text:span><text:span text:style-name="T99"> statement </text:span><text:span text:style-name="T28">mfield</text:span><text:span text:style-name="T99"> attributes, and</text:span></text:p>
        </text:list-item>
        <text:list-item>
          <text:p text:style-name="P116"><text:span text:style-name="T28">format</text:span><text:span text:style-name="T99"> statement </text:span><text:span text:style-name="T28">sfield</text:span><text:span text:style-name="T99"> attributes.</text:span></text:p>
        </text:list-item>
      </text:list>
      <text:h text:style-name="Heading_20_2" text:outline-level="2"><text:bookmark-start text:name="__RefHeading__3765_1760780635"/><text:span text:style-name="T186">Statement Consistency</text:span><text:bookmark-end text:name="__RefHeading__3765_1760780635"/></text:h>
      <text:p text:style-name="P127"><text:span text:style-name="T186">Taken together, the individual statements define a hierarchical database describing instructions supported by a CPU. <text:s/>The CPU is at the top of the hierarchy. <text:s/>The other statements are subsidiary to the CPU:</text:span></text:p>
      <text:p text:style-name="P146"><text:span text:style-name="T186">cpu &lt;cpu-id&gt;</text:span></text:p>
      <text:p text:style-name="P148"><text:span text:style-name="T186">iset &lt;is-id&gt;</text:span></text:p>
      <text:p text:style-name="P149"><text:span text:style-name="T186">inst &lt;mnemonic&gt;</text:span></text:p>
      <text:p text:style-name="P150"><text:span text:style-name="T186">format &lt;format-id&gt;</text:span></text:p>
      <text:p text:style-name="P141"><text:span text:style-name="T186">Individual statements receive an identifier, identified above </text:span><text:span text:style-name="T198">between the </text:span><text:span text:style-name="T190">&lt;&gt;</text:span><text:span text:style-name="T198"> symbols</text:span><text:span text:style-name="T186">. <text:s/></text:span><text:span text:style-name="T187">Identifiers are placed in a single name space that forces all identifiers to be unique. <text:s/>Identifiers from an included MSL file are placed in this same name space </text:span><text:span text:style-name="T198">and must not clash with identifiers from other files.</text:span></text:p>
      <text:p text:style-name="P142"><text:span text:style-name="T187">Instruction mnemonics specified by the collection of </text:span><text:span text:style-name="T188">iset</text:span><text:span text:style-name="T187"> statements referenced by a CPU must be disjoint. <text:s/>While a single mnemonic may be defined in more than one </text:span><text:span text:style-name="T188">iset</text:span><text:span text:style-name="T187">, the mnemonic may only occur once in all of the </text:span><text:span text:style-name="T188">iset</text:span><text:span text:style-name="T187"> statements used by a single CPU.</text:span></text:p>
      <text:p text:style-name="P142"><text:span text:style-name="T187">An assembler uses the information supplied by an </text:span><text:span text:style-name="T188">inst</text:span><text:span text:style-name="T187"> statement defining the instruction </text:span><text:span text:style-name="T197">and its referenced</text:span><text:span text:style-name="T187"> </text:span><text:span text:style-name="T188">format</text:span><text:span text:style-name="T187"> statement </text:span><text:span text:style-name="T197">combined with the assembly supplied information to construct the machine binary representation of an instruction</text:span><text:span text:style-name="T187">. <text:s/>The format statement defines both the structure and source of each instruction field used to build the instruction. <text:s/></text:span><text:span text:style-name="T198">The inst source parameter lines define how the an assembly source operand is used to supply specific binary fields. <text:s/>Some fields may be implied by the instruction mnemonic, for example some extended mnemonics, and the </text:span><text:span text:style-name="T190">inst</text:span><text:span text:style-name="T198"> statement must include a </text:span><text:span text:style-name="T190">fixed</text:span><text:span text:style-name="T198"> parameter line supplying that information. <text:s/>The corresponding </text:span><text:span text:style-name="T190">mach</text:span><text:span text:style-name="T198"> parameter defining the field must include the attribute </text:span><text:span text:style-name="T190">fixed</text:span><text:span text:style-name="T198"> in these cases.</text:span></text:p>
      <text:h text:style-name="Heading_20_3" text:outline-level="3"><text:bookmark-start text:name="__RefHeading__3767_1760780635"/><text:span text:style-name="T190">format</text:span><text:span text:style-name="T198"> Statement Requirements</text:span><text:bookmark-end text:name="__RefHeading__3767_1760780635"/></text:h>
      <text:p text:style-name="P143"><text:span text:style-name="T198">If there are differences in the machine structure or source statement operands, separate </text:span><text:span text:style-name="T190">format</text:span><text:span text:style-name="T198"> statements are required. <text:s/>Extended mnemonics require a different </text:span><text:span text:style-name="T190">format</text:span><text:span text:style-name="T198"> statement than that used in the defining base instruction's </text:span><text:span text:style-name="T190">inst</text:span><text:span text:style-name="T198"> statement. <text:s/>Some formal instruction format definitions contained in </text:span><text:span text:style-name="T9">Principles of Operation</text:span><text:span text:style-name="T198"> manuals contain fields that are not used by some instructions utilizing the formal format. <text:s/>MSL requires separate formats in this case.</text:span></text:p>
      <text:p text:style-name="P143"><text:span text:style-name="T198">Many extended mnemonics specify a value for a field within the second byte of the instruction. <text:s/>MSL can utilize the </text:span><text:span text:style-name="T190">inst</text:span><text:span text:style-name="T198"> statement </text:span><text:span text:style-name="T190">opcode</text:span><text:span text:style-name="T198"> definition, with the appropriately </text:span><text:soft-page-break/><text:span text:style-name="T198">defined </text:span><text:span text:style-name="T191">format</text:span><text:span text:style-name="T199"> statement </text:span><text:span text:style-name="T190">XOP</text:span><text:span text:style-name="T198"> </text:span><text:span text:style-name="T191">mach</text:span><text:span text:style-name="T198"> definition </text:span><text:span text:style-name="T199">to supply the extended mnemonic mask value. <text:s/>For extended mnemonics where the mask is not within the second byte of the instruction, the </text:span><text:span text:style-name="T191">inst</text:span><text:span text:style-name="T199"> statement </text:span><text:span text:style-name="T191">fixed</text:span><text:span text:style-name="T199"> parameter can supply the value (with the corresponding </text:span><text:span text:style-name="T191">fixed</text:span><text:span text:style-name="T199"> attribute associated with the field's </text:span><text:span text:style-name="T191">mach</text:span><text:span text:style-name="T199"> parameter line).</text:span></text:p>
      <text:h text:style-name="P161" text:outline-level="2"><text:bookmark-start text:name="__RefHeading__270_1931092924"/>Python Integration<text:bookmark-end text:name="__RefHeading__270_1931092924"/></text:h>
      <text:p text:style-name="Text_20_body"><text:span text:style-name="T2">Integration of the MSL processor into another Python module is accomplished by </text:span><text:span text:style-name="T4">i</text:span><text:span text:style-name="T2">mporting th</text:span><text:span text:style-name="T84">e </text:span><text:span text:style-name="T22">msldb</text:span><text:span text:style-name="T2"> module. <text:s/></text:span><text:span text:style-name="T84">The importing module will instantiate the </text:span><text:span text:style-name="T22">MSL</text:span><text:span text:style-name="T84"> object and call its external methods to drive its use of the processor. <text:s/></text:span><text:span text:style-name="T96">The </text:span><text:span text:style-name="T24">MSL</text:span><text:span text:style-name="T96"> object's</text:span><text:span text:style-name="T84"> </text:span><text:span text:style-name="T22">DB()</text:span><text:span text:style-name="T84"> method delivers a completed and validated database. <text:s/>The database is primarily accessed like a dictionary using a string as its index. <text:s/>The string corresponds to a statement's identification.</text:span></text:p>
      <text:p text:style-name="P37"><text:span text:style-name="T96">The </text:span><text:span text:style-name="T24">msl.py</text:span><text:span text:style-name="T96"> module </text:span><text:span text:style-name="T120">in the </text:span><text:span text:style-name="T38">tools</text:span><text:span text:style-name="T120"> directory </text:span><text:span text:style-name="T96">provides a command line interface to the MSL processor and serves as an example of how the database is integrated for use by a separate module. <text:s/></text:span><text:span text:style-name="T133">The </text:span><text:span text:style-name="T50">mslrpt.py</text:span><text:span text:style-name="T133"> module in the </text:span><text:span text:style-name="T50">tools</text:span><text:span text:style-name="T133"> directory reports on MSL database content. <text:s/>Details on each tool can be found in the “Command-Line Utilities” section.</text:span></text:p>
      <text:p text:style-name="P30"/>
      <text:p text:style-name="P87"/>
      <text:h text:style-name="Heading_20_1" text:outline-level="1"><text:bookmark-start text:name="__RefHeading__274_1931092924"/><text:span text:style-name="T182">MSL </text:span><text:span text:style-name="T2">S</text:span><text:span text:style-name="T6">tatement</text:span><text:span text:style-name="T6">s</text:span><text:bookmark-end text:name="__RefHeading__274_1931092924"/></text:h>
      <text:h text:style-name="Heading_20_2" text:outline-level="2"><text:bookmark-start text:name="__RefHeading__16168_1931092924"/><text:span text:style-name="T88">i</text:span><text:span text:style-name="T7">nclude</text:span><text:bookmark-end text:name="__RefHeading__16168_1931092924"/></text:h>
      <text:p text:style-name="P15">include path</text:p>
      <text:p text:style-name="P5"/>
      <text:p text:style-name="P3"><text:span text:style-name="T2">Include</text:span><text:span text:style-name="T7">s</text:span><text:span text:style-name="T2"> a</text:span><text:span text:style-name="T7">nother</text:span><text:span text:style-name="T2"> MSL file into th</text:span><text:span text:style-name="T7">e current file.</text:span><text:span text:style-name="T2"> <text:s text:c="2"/></text:span><text:span text:style-name="T10">Spaces</text:span><text:span text:style-name="T2"> within the path are </text:span><text:span text:style-name="T10">not</text:span><text:span text:style-name="T8"> </text:span><text:span text:style-name="T2">supported.</text:span></text:p>
      <text:h text:style-name="P165" text:outline-level="2"><text:bookmark-start text:name="__RefHeading__16178_1931092924"/><text:span text:style-name="T98">c</text:span>pu<text:bookmark-end text:name="__RefHeading__16178_1931092924"/></text:h>
      <text:p text:style-name="P7">cpu &lt;cpu-id&gt; <text:span text:style-name="T123">[exp]</text:span></text:p>
      <text:p text:style-name="P7"><text:s text:c="4"/><text:span text:style-name="T109">addr</text:span><text:span text:style-name="T111">max</text:span><text:span text:style-name="T109"> &lt;16|24|31|64&gt;</text:span></text:p>
      <text:p text:style-name="P7"><text:span text:style-name="T109"><text:s text:c="4"/></text:span><text:span text:style-name="T110">ccw &lt;CCW0|CCW1&gt;</text:span></text:p>
      <text:p text:style-name="P13"><text:s text:c="4"/>psw &lt;PSWS|PSW360|PSW67|PSWBC|PSWEC|<text:span text:style-name="T113">PSW380|</text:span>PSWXA|PSWE370|</text:p>
      <text:p text:style-name="P13"><text:s text:c="9"/>PSWE390|PSWZ&gt;</text:p>
      <text:p text:style-name="P7"><text:s text:c="4"/>base &lt;iset-id&gt; ... &lt;iset-id&gt;</text:p>
      <text:p text:style-name="P7"><text:s text:c="4"/>features &lt;iset-id&gt; ... <text:span text:style-name="T109">&lt;iset_id&gt;</text:span></text:p>
      <text:p text:style-name="P7"><text:s text:c="4"/>exclude &lt;mnemonic&gt; ... &lt;mnemonic&gt;</text:p>
      <text:p text:style-name="P10"><text:s text:c="4"/>include &lt;mnemonic&gt; ... &lt;mnemonic&gt;</text:p>
      <text:p text:style-name="P69"/>
      <text:p text:style-name="P44"><text:span text:style-name="T75">The '</text:span><text:span text:style-name="T16">cpu</text:span><text:span text:style-name="T75">' statement defines a specific Central Processing Unit. <text:s/>The '</text:span><text:span text:style-name="T16">cpu</text:span><text:span text:style-name="T75">' statement is focused on defining the instructions supported by the processor. <text:s/></text:span><text:span text:style-name="T123">The optional '</text:span><text:span text:style-name="T192">exp</text:span><text:span text:style-name="T123">' statement attribute indicates the CPU is experimental. <text:s/></text:span></text:p>
      <text:p text:style-name="P44"><text:span text:style-name="T75">Standard instruction sets are defined by one or more '</text:span><text:span text:style-name="T16">base</text:span><text:span text:style-name="T75">' parameter lines. <text:s/>Optional instruction sets are identified by one or more '</text:span><text:span text:style-name="T16">features</text:span><text:span text:style-name="T75">' parameter lines. <text:s/></text:span><text:span text:style-name="T76">Each instruction set is defined by its own '</text:span><text:span text:style-name="T17">iset</text:span><text:span text:style-name="T76">' statement. <text:s/></text:span><text:span text:style-name="T75">Some processors support additional instructions not part of a feature. <text:s/>Such additional instructions are defined by their mnemonic in one or more '</text:span><text:span text:style-name="T16">include</text:span><text:span text:style-name="T75">' parameter lines. <text:s/>Correspondingly some processors do not support the full set of instructions in some instruction sets. <text:s/>Identification of such unsupported instructions is handled by identifying the instruction mnemonic of the unsupported instruction in one or more '</text:span><text:span text:style-name="T16">exclude</text:span><text:span text:style-name="T75">' parameter lines. <text:s/></text:span></text:p>
      <text:p text:style-name="P41"><text:span text:style-name="T111">The '</text:span><text:span text:style-name="T33">addrmax</text:span><text:span text:style-name="T111">', '</text:span><text:span text:style-name="T33">ccw</text:span><text:span text:style-name="T111">' and '</text:span><text:span text:style-name="T33">psw</text:span><text:span text:style-name="T111">' parameter lines define aspects related to creating CPU specific structures. <text:s/>The '</text:span><text:span text:style-name="T33">addrmax</text:span><text:span text:style-name="T111">' parameter line defines the maximum valid address for the CPU in number of bits. <text:s/>The only valid attribute values for '</text:span><text:span text:style-name="T33">addrmax</text:span><text:span text:style-name="T111">' are 16, 24, 31, and 64. <text:s/>The '</text:span><text:span text:style-name="T33">ccw</text:span><text:span text:style-name="T111">' parameter line identifies the CCW format expected to be used by the CPU. <text:s/>The only valid attributes for the '</text:span><text:span text:style-name="T33">ccw</text:span><text:span text:style-name="T111">' parameter line are </text:span><text:span text:style-name="T33">CCW0</text:span><text:span text:style-name="T111"> and </text:span><text:span text:style-name="T33">CCW1</text:span><text:span text:style-name="T111">. <text:s/>Upper case is required. <text:s/>The '</text:span><text:span text:style-name="T33">psw</text:span><text:span text:style-name="T111">' parameter line accepts a number of formats for its attribute. <text:s/>Upper case is required. <text:s/>See the available options in the '</text:span><text:span text:style-name="T33">psw</text:span><text:span text:style-name="T111">' model parameter line above. <text:s/></text:span><text:span text:style-name="T112">These three parameter lines are provided primarily for the use of an assembler.</text:span></text:p>
      <text:p text:style-name="P41"><text:span text:style-name="T75">An example of CPU </text:span><text:span text:style-name="T184">would</text:span><text:span text:style-name="T75"> be '</text:span><text:span text:style-name="T16">2025</text:span><text:span text:style-name="T75">' </text:span><text:span text:style-name="T184">identifying a System/360 model 25</text:span><text:span text:style-name="T75">.</text:span></text:p>
      <text:h text:style-name="P164" text:outline-level="2"><text:bookmark-start text:name="__RefHeading__16180_1931092924"/><text:soft-page-break/><text:span text:style-name="T101">i</text:span>set<text:bookmark-end text:name="__RefHeading__16180_1931092924"/></text:h>
      <text:p text:style-name="P8">iset &lt;is-id&gt;</text:p>
      <text:p text:style-name="P11"><text:s text:c="3"/>mnemonics &lt;mnemonic&gt; ... &lt;mnemonic&gt;</text:p>
      <text:p text:style-name="P70"/>
      <text:p text:style-name="P26"><text:span text:style-name="T76">The '</text:span><text:span text:style-name="T17">iset</text:span><text:span text:style-name="T76">' statement </text:span><text:span text:style-name="T77">defines </text:span><text:span text:style-name="T78">an instruction set. <text:s/>It is compose</text:span><text:span text:style-name="T185">d</text:span><text:span text:style-name="T78"> of one or more '</text:span><text:span text:style-name="T18">mnemonic</text:span><text:span text:style-name="T78">' parameter lines identifying the instructions that are part of the set.</text:span></text:p>
      <text:h text:style-name="Heading_20_2" text:outline-level="2"><text:bookmark-start text:name="__RefHeading__16359_1931092924"/><text:span text:style-name="T78">inst</text:span><text:span text:style-name="T2"> <text:s/></text:span><text:bookmark-end text:name="__RefHeading__16359_1931092924"/></text:h>
      <text:p text:style-name="P9">inst &lt;mnemonic&gt; &lt;opcode&gt; &lt;format-id&gt; <text:span text:style-name="T105">[flags]</text:span></text:p>
      <text:p text:style-name="P68"/>
      <text:p text:style-name="P27"><text:span text:style-name="T78">The '</text:span><text:span text:style-name="T18">inst</text:span><text:span text:style-name="T78">' statement defines a single instruction. <text:s/>All of its attributes are specified as part of the '</text:span><text:span text:style-name="T18">inst</text:span><text:span text:style-name="T78">' statement itself. <text:s/>No parameter lines are associated with the '</text:span><text:span text:style-name="T18">inst</text:span><text:span text:style-name="T78">' statement.</text:span></text:p>
      <text:p text:style-name="P28"><text:span text:style-name="T78">The '</text:span><text:span text:style-name="T18">inst</text:span><text:span text:style-name="T78">' statement uses an instructions mnemonic as its identification. <text:s/>As with all of the statements, the identification immediately follows the '</text:span><text:span text:style-name="T18">inst</text:span><text:span text:style-name="T78">' statement type. <text:s/></text:span></text:p>
      <text:p text:style-name="P28"><text:span text:style-name="T78">Following the mnemonic is the instruction</text:span><text:span text:style-name="T79">'s hexadecimal operation code. <text:s/>The code may be between two and four hexadecimal digits depending upon whether an extended code is used.</text:span></text:p>
      <text:p text:style-name="P28"><text:span text:style-name="T79">Next is the machine instruction format definition. <text:s/>It is the identification of a '</text:span><text:span text:style-name="T19">format</text:span><text:span text:style-name="T79">' statement that defines the layout of the instruction in memory.</text:span></text:p>
      <text:p text:style-name="P28"><text:span text:style-name="T79">The final attribute is </text:span><text:span text:style-name="T106">optional. <text:s/>It sets certain flags. <text:s/></text:span><text:span text:style-name="T79"><text:s/></text:span><text:span text:style-name="T106">The flags are coded together as a single attribute, that is not separated by any spaces. <text:s/>All flags must be coded in upper case. <text:s/>The following flags are recognized by the '</text:span><text:span text:style-name="T32">inst</text:span><text:span text:style-name="T106">' statement:</text:span></text:p>
      <text:list xml:id="list1137426366" text:style-name="L5">
        <text:list-item>
          <text:p text:style-name="P119"><text:span text:style-name="T106">'</text:span><text:span text:style-name="T32">P</text:span><text:span text:style-name="T106">' – If present, the instruction is privileged and if omitted the instruction is not privileged</text:span></text:p>
        </text:list-item>
        <text:list-item>
          <text:p text:style-name="P119"><text:span text:style-name="T106">'</text:span><text:span text:style-name="T32">E</text:span><text:span text:style-name="T106">' – If present, the instruction is an extended mnemonic recognized by an assembler only.</text:span></text:p>
        </text:list-item>
        <text:list-item>
          <text:p text:style-name="P120"><text:span text:style-name="T121">'</text:span><text:span text:style-name="T39">X</text:span><text:span text:style-name="T121">' – If present, the instruction is experimental.</text:span></text:p>
        </text:list-item>
        <text:list-item>
          <text:p text:style-name="P120"><text:span text:style-name="T121">'</text:span><text:span text:style-name="T39">L</text:span><text:span text:style-name="T121">' – if present, the </text:span><text:span text:style-name="T52">format</text:span><text:span text:style-name="T167"> statement </text:span><text:span text:style-name="T39">length</text:span><text:span text:style-name="T121"> parameter overrides the implied length of bits 0 and 1 of the </text:span><text:span text:style-name="T52">inst</text:span><text:span text:style-name="T167"> statement</text:span><text:span text:style-name="T121"> </text:span><text:span text:style-name="T39">opcode</text:span><text:span text:style-name="T121"> parameter. <text:s/>If omitted, the </text:span><text:span text:style-name="T51">format</text:span><text:span text:style-name="T166"> statement </text:span><text:span text:style-name="T39">length</text:span><text:span text:style-name="T121"> parameter and bits 0 and 1 of the </text:span><text:span text:style-name="T51">inst</text:span><text:span text:style-name="T166"> statement </text:span><text:span text:style-name="T39">opcode</text:span><text:span text:style-name="T121"> parameter must be consistent.</text:span></text:p>
        </text:list-item>
      </text:list>
      <text:p text:style-name="P33">An example of an instruction statement is this:</text:p>
      <text:p text:style-name="P16">inst AR 1A RR</text:p>
      <text:h text:style-name="P167" text:outline-level="2"><text:bookmark-start text:name="__RefHeading__16361_1931092924"/>format<text:bookmark-end text:name="__RefHeading__16361_1931092924"/></text:h>
      <text:p text:style-name="P6">format &lt;format-id&gt;</text:p>
      <text:p text:style-name="P6"><text:s text:c="4"/>length &lt;bytes&gt;</text:p>
      <text:p text:style-name="P6"><text:s text:c="4"/>xopcode &lt;start-bit&gt; &lt;end-bit&gt;</text:p>
      <text:p text:style-name="P6"><text:soft-page-break/><text:s text:c="4"/>mach &lt;mfield&gt; &lt;start-bit&gt; &lt;ending-bit&gt; [signed] <text:span text:style-name="T194">[fixed]</text:span></text:p>
      <text:p text:style-name="P12"><text:s text:c="4"/>source &lt;sfield&gt; &lt;mfield&gt; &lt;mfield&gt;...</text:p>
      <text:p text:style-name="P71"/>
      <text:p text:style-name="P128"><text:span text:style-name="T79">A '</text:span><text:span text:style-name="T19">format</text:span><text:span text:style-name="T79">' statement defines:</text:span></text:p>
      <text:list xml:id="list1238264587" text:style-name="L8">
        <text:list-item>
          <text:p text:style-name="P129"><text:span text:style-name="T79">the layout of an instruction in storage </text:span><text:span text:style-name="T195">(</text:span><text:span text:style-name="T189">mach</text:span><text:span text:style-name="T195"> parameter lines)</text:span><text:span text:style-name="T79">,</text:span></text:p>
        </text:list-item>
        <text:list-item>
          <text:p text:style-name="P129"><text:span text:style-name="T79">the syntax of the corresponding assembly language coding of the instruction </text:span><text:span text:style-name="T195">(</text:span><text:span text:style-name="T189">source</text:span><text:span text:style-name="T195"> parameter lines)</text:span><text:span text:style-name="T79">, </text:span><text:span text:style-name="T187">and</text:span></text:p>
        </text:list-item>
        <text:list-item>
          <text:p text:style-name="P129"><text:span text:style-name="T187">the source for each instruction field</text:span><text:span text:style-name="T79">.</text:span></text:p>
        </text:list-item>
      </text:list>
      <text:p text:style-name="P128"><text:span text:style-name="T79">The identification contained in the statement line is referenced by '</text:span><text:span text:style-name="T19">inst</text:span><text:span text:style-name="T79">' statements. <text:s/></text:span></text:p>
      <text:p text:style-name="P35"><text:span text:style-name="T79">Four types of parameter lines are recognized: '</text:span><text:span text:style-name="T19">length</text:span><text:span text:style-name="T79">', '</text:span><text:span text:style-name="T19">xopcode</text:span><text:span text:style-name="T79">', '</text:span><text:span text:style-name="T19">mach</text:span><text:span text:style-name="T79">', and '</text:span><text:span text:style-name="T19">source</text:span><text:span text:style-name="T79">'. <text:s/>The only optional parameter is the 'xopcode' parameter line. <text:s/>One and only one </text:span><text:span text:style-name="T89">'</text:span><text:span text:style-name="T19">length</text:span><text:span text:style-name="T89">'</text:span><text:span text:style-name="T79"> parameter line is required. <text:s/></text:span><text:span text:style-name="T80">Each field within the layout of the instruction requires a '</text:span><text:span text:style-name="T20">mach</text:span><text:span text:style-name="T80">' parameter line. <text:s/>Each operand of <text:s/>the an assembly source statement requires a '</text:span><text:span text:style-name="T20">source</text:span><text:span text:style-name="T80">' parameter line.</text:span></text:p>
      <text:p text:style-name="P29"><text:span text:style-name="T80">The '</text:span><text:span text:style-name="T20">length</text:span><text:span text:style-name="T80">' parameter line defines the length of the instruction in memory. <text:s/>Only three values are accepted: 2, 4, and 6.</text:span></text:p>
      <text:p text:style-name="P130"><text:span text:style-name="T80">The '</text:span><text:span text:style-name="T20">mach</text:span><text:span text:style-name="T80">' parameter line identifies by a name, the '</text:span><text:span text:style-name="T20">mfield</text:span><text:span text:style-name="T80">' attribute </text:span><text:span text:style-name="T92">and </text:span><text:span text:style-name="T80">its starting and ending bit positions within the machine instruction. <text:s/>Bit 0 is always the first bit of the instruction and bit positions 15, 31 or 47 are the last bit of the instruction depending upon the length. <text:s/>The last attribute of the '</text:span><text:span text:style-name="T20">mach</text:span><text:span text:style-name="T80">' parameter line indicates if the field content is a signed or unsigned value. <text:s/>The presence of the string '</text:span><text:span text:style-name="T20">signed</text:span><text:span text:style-name="T80">' as the fourth </text:span><text:span text:style-name="T195">or fifth</text:span><text:span text:style-name="T80"> attribute indicates a signed value. <text:s/>If the </text:span><text:span text:style-name="T189">signed</text:span><text:span text:style-name="T80"> attribute is omitted, it indicates the value is unsigned. <text:s/></text:span><text:span text:style-name="T92">See the section “Requirements for </text:span><text:span text:style-name="T103">'</text:span><text:span text:style-name="T92">mfield</text:span><text:span text:style-name="T103">'</text:span><text:span text:style-name="T92"> and </text:span><text:span text:style-name="T103">'</text:span><text:span text:style-name="T92">sfield</text:span><text:span text:style-name="T103">'</text:span><text:span text:style-name="T92"> Attributes”. <text:s/></text:span><text:span text:style-name="T195">The presence of the string </text:span><text:span text:style-name="T196">'</text:span><text:span text:style-name="T189">fixed</text:span><text:span text:style-name="T196">'</text:span><text:span text:style-name="T195"> as the fourth or fifth attribute indicates the source of the field is specified by a </text:span><text:span text:style-name="T196">'</text:span><text:span text:style-name="T189">fixed</text:span><text:span text:style-name="T196">'</text:span><text:span text:style-name="T195"> parameter in a referencing </text:span><text:span text:style-name="T189">inst</text:span><text:span text:style-name="T195"> statement.</text:span></text:p>
      <text:p text:style-name="P131"><text:span text:style-name="T195">Special handling of a </text:span><text:span text:style-name="T189">mach</text:span><text:span text:style-name="T195"> field by an assembler may be specified by reserved </text:span><text:span text:style-name="T189">mfield</text:span><text:span text:style-name="T195"> names. <text:s/>For such reserved </text:span><text:span text:style-name="T189">mfield</text:span><text:span text:style-name="T195"> names, the assembler must recognize the name and the special handling implied by it. <text:s/>Currently the only reserved mach </text:span><text:span text:style-name="T189">mfield</text:span><text:span text:style-name="T195"> name is:</text:span></text:p>
      <text:list xml:id="list713668978" text:style-name="L9">
        <text:list-item>
          <text:p text:style-name="P132"><text:span text:style-name="T189">RXB</text:span><text:span text:style-name="T195"> – special handling for vector instruction assembler supplied value.</text:span></text:p>
        </text:list-item>
      </text:list>
      <text:p text:style-name="P31"><text:span text:style-name="T87">A '</text:span><text:span text:style-name="T23">source</text:span><text:span text:style-name="T87">' parameter line </text:span><text:span text:style-name="T103">describes the syntactical requirement of an assembler when </text:span><text:span text:style-name="T103">assembling an instruction. A 'source' parameter line </text:span><text:span text:style-name="T87">is required for each assembly language operand. <text:s/>This parameter identifies to which machine instruction fields the operand contributes values. <text:s/>All of the identified machine fields must have been specified in its own '</text:span><text:span text:style-name="T23">mach</text:span><text:span text:style-name="T87">' parameter line. <text:s/></text:span><text:span text:style-name="T92">'</text:span><text:span text:style-name="T29">source</text:span><text:span text:style-name="T92">' parameter lines may be placed in any location relative to the other parameter lines. <text:s/>However, the sequence of the source parameter lines themselves determines the sequence of the individual </text:span><text:span text:style-name="T103">comma separated</text:span><text:span text:style-name="T92"> operands in an assembler statement. <text:s/>See the section “Requirements for </text:span><text:span text:style-name="T103">'</text:span><text:span text:style-name="T92">mfield</text:span><text:span text:style-name="T103">'</text:span><text:span text:style-name="T92"> and </text:span><text:span text:style-name="T103">'</text:span><text:span text:style-name="T92">sfield</text:span><text:span text:style-name="T103">'</text:span><text:span text:style-name="T92"> Attributes”.</text:span></text:p>
      <text:p text:style-name="P29"><text:span text:style-name="T80">The optional '</text:span><text:span text:style-name="T20">xopcode</text:span><text:span text:style-name="T80">' locates within the instruction where the extended operation code </text:span><text:soft-page-break/><text:span text:style-name="T80">value is placed within the instruction. <text:s/>Bits 0-7 of all instructions contain the primary operation code and </text:span><text:span text:style-name="T103">is</text:span><text:span text:style-name="T80"> automatically </text:span><text:span text:style-name="T103">defined</text:span><text:span text:style-name="T80">. <text:s/></text:span><text:span text:style-name="T81">This parameter identifies where the additional 4 or 8 bits of the instruction are place.</text:span></text:p>
      <text:p text:style-name="P67"/>
      <text:p text:style-name="P34">An example of a format statement <text:span text:style-name="T103">showing the separate identification of two register fields and corresponding assembler operands.</text:span></text:p>
      <text:p text:style-name="P14">format RR</text:p>
      <text:p text:style-name="P14"><text:s text:c="4"/>length 2</text:p>
      <text:p text:style-name="P14"><text:s text:c="4"/>mach R1 8 11</text:p>
      <text:p text:style-name="P14"><text:s text:c="4"/>mach R2 12 15</text:p>
      <text:p text:style-name="P14"><text:s text:c="4"/>source R1 R1</text:p>
      <text:p text:style-name="P14"><text:s text:c="4"/>source R2 R2</text:p>
      <text:p text:style-name="P72"/>
      <text:h text:style-name="P172" text:outline-level="3"><text:bookmark-start text:name="__RefHeading__1168_1767872214"/>Requirements for 'mfield' and 'sfield' Attributes<text:bookmark-end text:name="__RefHeading__1168_1767872214"/></text:h>
      <text:p text:style-name="P40">The '<text:span text:style-name="T14">mfield</text:span>' and '<text:span text:style-name="T14">sfield</text:span>' attributes have the appearance of being identifiers like those used in statement lines. <text:s/>Identifiers have few restrictions. <text:s/>However, these two attributes communicate type information and identification of a machine field or source operand when more than one such field or operands occurs in the machine instruction or source operands. <text:s/></text:p>
      <text:p text:style-name="P36"><text:span text:style-name="T93">In general these attributes</text:span><text:span text:style-name="T92"> use the following structure:</text:span></text:p>
      <text:p text:style-name="P17"><text:span text:style-name="T108">XX</text:span>...<text:span text:style-name="T108">X</text:span>nn...n</text:p>
      <text:p text:style-name="P73"><text:span text:style-name="T93">The '</text:span><text:span text:style-name="T25">x</text:span><text:span text:style-name="T93">' indicates an alphabetic character, specifically any upper case letter between '</text:span><text:span text:style-name="T25">A</text:span><text:span text:style-name="T93">' and '</text:span><text:span text:style-name="T25">Z</text:span><text:span text:style-name="T93">', inclusive, of which the attribute may include one or more </text:span><text:span text:style-name="T108">letters</text:span><text:span text:style-name="T93">. <text:s/>The <text:s/>'</text:span><text:span text:style-name="T25">n</text:span><text:span text:style-name="T93">' indicates one or more numeric characters, specifically any character between '</text:span><text:span text:style-name="T25">0</text:span><text:span text:style-name="T93">' and '</text:span><text:span text:style-name="T25">9</text:span><text:span text:style-name="T93">', inclusive. <text:s/></text:span></text:p>
      <text:p text:style-name="P74"><text:span text:style-name="T93">The preceding description is the general structure of these attributes. <text:s/>The character portion of the attribute actually identifies the type of machine instruction field or source statement </text:span><text:span text:style-name="T93">operand is being defined. <text:s/>The numeric portion of the attribute is simply a identification allowing multiple such fields or operands to be differentiated within the '</text:span><text:span text:style-name="T25">format</text:span><text:span text:style-name="T93">' statement. <text:s/>As specification of a type each attribute is restricted to specific character sequences. <text:s/></text:span></text:p>
      <text:p text:style-name="P74"><text:span text:style-name="T93">The following table describe the recognized </text:span><text:span text:style-name="T94">'</text:span><text:span text:style-name="T26">mfield</text:span><text:span text:style-name="T94">' </text:span><text:span text:style-name="T93">types. <text:s/></text:span><text:span text:style-name="T95">In each case a number can be associated with a specific type to differentiate it from another machine instruction field of the same type.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88"><text:span text:style-name="T25">mfield</text:span><text:span text:style-name="T93"> Type</text:span></text:p>
            </table:table-cell>
            <table:table-cell table:style-name="Table1.B1" office:value-type="string">
              <text:p text:style-name="P90">Description</text:p>
            </table:table-cell>
          </table:table-row>
        </table:table-header-rows>
        <table:table-row>
          <table:table-cell table:style-name="Table1.A2" office:value-type="string">
            <text:p text:style-name="P98">B</text:p>
          </table:table-cell>
          <table:table-cell table:style-name="Table1.B2" office:value-type="string">
            <text:p text:style-name="P93">A base register field</text:p>
          </table:table-cell>
        </table:table-row>
        <table:table-row>
          <table:table-cell table:style-name="Table1.A2" office:value-type="string">
            <text:p text:style-name="P98">D</text:p>
          </table:table-cell>
          <table:table-cell table:style-name="Table1.B2" office:value-type="string">
            <text:p text:style-name="P93">A displacement field</text:p>
          </table:table-cell>
        </table:table-row>
        <table:table-row>
          <table:table-cell table:style-name="Table1.A2" office:value-type="string">
            <text:p text:style-name="P98">DH</text:p>
          </table:table-cell>
          <table:table-cell table:style-name="Table1.B2" office:value-type="string">
            <text:p text:style-name="P91"><text:span text:style-name="T93">The high portion of a <text:s/>displacement </text:span><text:span text:style-name="T94">field</text:span></text:p>
          </table:table-cell>
        </table:table-row>
        <table:table-row>
          <table:table-cell table:style-name="Table1.A2" office:value-type="string">
            <text:p text:style-name="P99">DL</text:p>
          </table:table-cell>
          <table:table-cell table:style-name="Table1.B2" office:value-type="string">
            <text:p text:style-name="P94">The low portion of a displacement field</text:p>
          </table:table-cell>
        </table:table-row>
        <table:table-row>
          <table:table-cell table:style-name="Table1.A2" office:value-type="string">
            <text:p text:style-name="P98">I</text:p>
          </table:table-cell>
          <table:table-cell table:style-name="Table1.B2" office:value-type="string">
            <text:p text:style-name="P93">An immediate field</text:p>
          </table:table-cell>
        </table:table-row>
        <text:soft-page-break/>
        <table:table-row>
          <table:table-cell table:style-name="Table1.A2" office:value-type="string">
            <text:p text:style-name="P98">M</text:p>
          </table:table-cell>
          <table:table-cell table:style-name="Table1.B2" office:value-type="string">
            <text:p text:style-name="P93">A mask field</text:p>
          </table:table-cell>
        </table:table-row>
        <table:table-row>
          <table:table-cell table:style-name="Table1.A2" office:value-type="string">
            <text:p text:style-name="P98">R</text:p>
          </table:table-cell>
          <table:table-cell table:style-name="Table1.B2" office:value-type="string">
            <text:p text:style-name="P93">A register field</text:p>
          </table:table-cell>
        </table:table-row>
        <table:table-row>
          <table:table-cell table:style-name="Table1.A2" office:value-type="string">
            <text:p text:style-name="P101">RELI</text:p>
          </table:table-cell>
          <table:table-cell table:style-name="Table1.B2" office:value-type="string">
            <text:p text:style-name="P95">A instruction relative immediate field</text:p>
          </table:table-cell>
        </table:table-row>
        <table:table-row>
          <table:table-cell table:style-name="Table1.A2" office:value-type="string">
            <text:p text:style-name="P98">RI</text:p>
          </table:table-cell>
          <table:table-cell table:style-name="Table1.B2" office:value-type="string">
            <text:p text:style-name="P91"><text:span text:style-name="T93">A</text:span><text:span text:style-name="T94">n instruction </text:span><text:span text:style-name="T93">immediate field</text:span></text:p>
          </table:table-cell>
        </table:table-row>
        <table:table-row>
          <table:table-cell table:style-name="Table1.A2" office:value-type="string">
            <text:p text:style-name="P176">RXB</text:p>
          </table:table-cell>
          <table:table-cell table:style-name="Table1.B2" office:value-type="string">
            <text:p text:style-name="P180">Vector register number overflow field</text:p>
          </table:table-cell>
        </table:table-row>
        <table:table-row>
          <table:table-cell table:style-name="Table1.A2" office:value-type="string">
            <text:p text:style-name="P177">V</text:p>
          </table:table-cell>
          <table:table-cell table:style-name="Table1.B2" office:value-type="string">
            <text:p text:style-name="P181">A vector register field</text:p>
          </table:table-cell>
        </table:table-row>
        <table:table-row>
          <table:table-cell table:style-name="Table1.A2" office:value-type="string">
            <text:p text:style-name="P178">X</text:p>
          </table:table-cell>
          <table:table-cell table:style-name="Table1.B2" office:value-type="string">
            <text:p text:style-name="P182">An index register field</text:p>
          </table:table-cell>
        </table:table-row>
      </table:table>
      <text:p text:style-name="P76"/>
      <text:p text:style-name="P75"><text:span text:style-name="T94">The following table describes the assembler source '</text:span><text:span text:style-name="T26">sfield</text:span><text:span text:style-name="T94">' types. <text:s/></text:span><text:span text:style-name="T96">Unlike the machine field, the source operand describes the syntax required by an assembler for a given operand. <text:s/></text:span><text:span text:style-name="T94">In the syntax fields </text:span><text:span text:style-name="T96">of the following table</text:span><text:span text:style-name="T94">, the strings '</text:span><text:span text:style-name="T26">exp</text:span><text:span text:style-name="T94">', '</text:span><text:span text:style-name="T26">len</text:span><text:span text:style-name="T90">',</text:span><text:span text:style-name="T91"> </text:span><text:span text:style-name="T94">'</text:span><text:span text:style-name="T26">ndx</text:span><text:span text:style-name="T90">'</text:span><text:span text:style-name="T94"> </text:span><text:span text:style-name="T107">and '</text:span><text:span text:style-name="T30">reg</text:span><text:span text:style-name="T107">' </text:span><text:span text:style-name="T94">refer to an arithmetic expression. <text:s/></text:span><text:span text:style-name="T95">In each case a number can be associated with a specific type to differentiate it from another source operand of the same type. <text:s/></text:span><text:span text:style-name="T107">An example would be </text:span><text:span text:style-name="T30">R1</text:span><text:span text:style-name="T107"> and </text:span><text:span text:style-name="T30">R2</text:span><text:span text:style-name="T107"> to differentiate two </text:span><text:span text:style-name="T30">R</text:span><text:span text:style-name="T107"> type </text:span><text:span text:style-name="T30">mfield</text:span><text:span text:style-name="T107">'s or </text:span><text:span text:style-name="T30">sfield</text:span><text:span text:style-name="T107">'s in one instruction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header-rows>
          <table:table-row>
            <table:table-cell table:style-name="Table2.A1" office:value-type="string">
              <text:p text:style-name="P89"><text:span text:style-name="T26">sfield</text:span><text:span text:style-name="T94"> Type</text:span></text:p>
            </table:table-cell>
            <table:table-cell table:style-name="Table2.B1" table:number-columns-spanned="4" office:value-type="string">
              <text:p text:style-name="P89"><text:span text:style-name="T102">Assembler </text:span><text:span text:style-name="T107">Supported</text:span><text:span text:style-name="T94"> Operand Syntax</text:span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99">I</text:p>
          </table:table-cell>
          <table:table-cell table:style-name="Table2.A2" office:value-type="string">
            <text:p text:style-name="P99">exp</text:p>
          </table:table-cell>
          <table:table-cell table:style-name="Table2.C2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99">M</text:p>
          </table:table-cell>
          <table:table-cell table:style-name="Table2.A2" office:value-type="string">
            <text:p text:style-name="P99">exp</text:p>
          </table:table-cell>
          <table:table-cell table:style-name="Table2.C2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99">R</text:p>
          </table:table-cell>
          <table:table-cell table:style-name="Table2.A2" office:value-type="string">
            <text:p text:style-name="P99">exp</text:p>
          </table:table-cell>
          <table:table-cell table:style-name="Table2.C2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79"><text:span text:style-name="T179">V</text:span></text:p>
          </table:table-cell>
          <table:table-cell table:style-name="Table2.A2" office:value-type="string">
            <text:p text:style-name="P179"><text:span text:style-name="T179">exp</text:span></text:p>
          </table:table-cell>
          <table:table-cell table:style-name="Table2.C2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02">RELI</text:p>
          </table:table-cell>
          <table:table-cell table:style-name="Table2.A2" office:value-type="string">
            <text:p text:style-name="P102">exp</text:p>
          </table:table-cell>
          <table:table-cell table:style-name="Table2.C2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00">RI</text:p>
          </table:table-cell>
          <table:table-cell table:style-name="Table2.A2" office:value-type="string">
            <text:p text:style-name="P100">exp</text:p>
          </table:table-cell>
          <table:table-cell table:style-name="Table2.C2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92"><text:span text:style-name="T26">S</text:span><text:span text:style-name="T94"> or </text:span><text:span text:style-name="T26">SY</text:span></text:p>
          </table:table-cell>
          <table:table-cell table:style-name="Table2.A2" office:value-type="string">
            <text:p text:style-name="P99">exp</text:p>
          </table:table-cell>
          <table:table-cell table:style-name="Table2.A2" office:value-type="string">
            <text:p text:style-name="P99">exp(exp)</text:p>
          </table:table-cell>
          <table:table-cell table:style-name="Table2.C2" table:number-columns-spanned="2" office:value-type="string">
            <text:p text:style-name="P96"/>
          </table:table-cell>
          <table:covered-table-cell/>
        </table:table-row>
        <table:table-row>
          <table:table-cell table:style-name="Table2.A2" office:value-type="string">
            <text:p text:style-name="P103">SR</text:p>
          </table:table-cell>
          <table:table-cell table:style-name="Table2.A2" office:value-type="string">
            <text:p text:style-name="P99">exp</text:p>
          </table:table-cell>
          <table:table-cell table:style-name="Table2.A2" office:value-type="string">
            <text:p text:style-name="P99">exp(<text:span text:style-name="T104">reg</text:span>)</text:p>
          </table:table-cell>
          <table:table-cell table:style-name="Table2.A2" office:value-type="string">
            <text:p text:style-name="P97"><text:span text:style-name="T95">e</text:span><text:span text:style-name="T94">xp(,exp)</text:span></text:p>
          </table:table-cell>
          <table:table-cell table:style-name="Table2.C2" office:value-type="string">
            <text:p text:style-name="P99">exp(<text:span text:style-name="T104">reg</text:span>,exp)</text:p>
          </table:table-cell>
        </table:table-row>
        <table:table-row>
          <table:table-cell table:style-name="Table2.A2" office:value-type="string">
            <text:p text:style-name="P92"><text:span text:style-name="T26">SL</text:span><text:span text:style-name="T104"> </text:span><text:span text:style-name="T94">or </text:span><text:span text:style-name="T26">SYL</text:span></text:p>
          </table:table-cell>
          <table:table-cell table:style-name="Table2.A2" office:value-type="string">
            <text:p text:style-name="P99">exp</text:p>
          </table:table-cell>
          <table:table-cell table:style-name="Table2.A2" office:value-type="string">
            <text:p text:style-name="P99">exp(len)</text:p>
          </table:table-cell>
          <table:table-cell table:style-name="Table2.A2" office:value-type="string">
            <text:p text:style-name="P97"><text:span text:style-name="T95">e</text:span><text:span text:style-name="T94">xp(,exp)</text:span></text:p>
          </table:table-cell>
          <table:table-cell table:style-name="Table2.C2" office:value-type="string">
            <text:p text:style-name="P99">exp(len,exp)</text:p>
          </table:table-cell>
        </table:table-row>
        <table:table-row>
          <table:table-cell table:style-name="Table2.A2" office:value-type="string">
            <text:p text:style-name="P92"><text:span text:style-name="T26">SX</text:span><text:span text:style-name="T94"> or </text:span><text:span text:style-name="T26">SYX</text:span></text:p>
          </table:table-cell>
          <table:table-cell table:style-name="Table2.A2" office:value-type="string">
            <text:p text:style-name="P99">exp</text:p>
          </table:table-cell>
          <table:table-cell table:style-name="Table2.A2" office:value-type="string">
            <text:p text:style-name="P99">exp(ndx)</text:p>
          </table:table-cell>
          <table:table-cell table:style-name="Table2.A2" office:value-type="string">
            <text:p text:style-name="P97"><text:span text:style-name="T95">e</text:span><text:span text:style-name="T94">xp(,exp)</text:span></text:p>
          </table:table-cell>
          <table:table-cell table:style-name="Table2.C2" office:value-type="string">
            <text:p text:style-name="P99">exp(ndx,exp)</text:p>
          </table:table-cell>
        </table:table-row>
      </table:table>
      <text:p text:style-name="P77"/>
      <text:p text:style-name="P75"><text:span text:style-name="T95">The primary difference between the '</text:span><text:span text:style-name="T27">sfield</text:span><text:span text:style-name="T95">' types that contain a '</text:span><text:span text:style-name="T27">Y</text:span><text:span text:style-name="T95">' and the corresponding type without the '</text:span><text:span text:style-name="T27">Y</text:span><text:span text:style-name="T95">' relates strictly to needs of the machine instructions with which they are used. <text:s/>In each of these cases the operand syntax required by an assembler is the same. <text:s/>However the needs of the corresponding machine instructions are different with regards to their treatment of displacement fields. <text:s/>Likewise, the '</text:span><text:span text:style-name="T27">R</text:span><text:span text:style-name="T31">ELI</text:span><text:span text:style-name="T95">' type imposes specific requirements on an assembler for instruction relative immediate machine fields.</text:span></text:p>
      <text:p text:style-name="P133"/>
      <text:p text:style-name="P133"><text:soft-page-break/></text:p>
      <text:p text:style-name="P144"/>
      <text:h text:style-name="Heading_20_1" text:outline-level="1"><text:bookmark-start text:name="__RefHeading__2654_1760780635"/><text:span text:style-name="T180">Experimental MSL Statements</text:span><text:bookmark-end text:name="__RefHeading__2654_1760780635"/></text:h>
      <text:p text:style-name="P134"><text:span text:style-name="T180">Statements described in this section are experimental. <text:s/>This section mainly provides preliminary documentation of statements planned but not yet utilized.</text:span></text:p>
      <text:p text:style-name="P136"><text:span text:style-name="T180">Note: All statement and parameter lines associated with statements in this section are works in progress and not just subject to change, but will likely change.</text:span></text:p>
      <text:h text:style-name="P171" text:outline-level="2"><text:bookmark-start text:name="__RefHeading__2656_1760780635"/><text:span text:style-name="T97">s</text:span><text:span text:style-name="T7">ystem</text:span><text:bookmark-end text:name="__RefHeading__2656_1760780635"/></text:h>
      <text:p text:style-name="P105">system <text:s/>&lt;<text:span text:style-name="T127">sys</text:span>-id&gt; <text:span text:style-name="T127">[exp]</text:span></text:p>
      <text:p text:style-name="P105"><text:s text:c="5"/><text:span text:style-name="T129">model</text:span> &lt;<text:span text:style-name="T129">model</text:span>-id&gt;</text:p>
      <text:p text:style-name="P107"><text:span text:style-name="T2"><text:s text:c="5"/></text:span><text:span text:style-name="T74">memory</text:span><text:span text:style-name="T2"> &lt;size&gt;</text:span></text:p>
      <text:p text:style-name="P111">muxdevs &lt;number&gt;</text:p>
      <text:p text:style-name="P112"/>
      <text:p text:style-name="P123"><text:span text:style-name="T7">The </text:span><text:span text:style-name="T74">'</text:span><text:span text:style-name="T15">system</text:span><text:span text:style-name="T74">'</text:span><text:span text:style-name="T7"> statement defines a specific system. <text:s/>It is characterized by a specific machine and a specific amount of memory </text:span><text:span text:style-name="T127">and for some systems, the number of supported multiplexor channel devices</text:span><text:span text:style-name="T7">. <text:s/></text:span><text:span text:style-name="T127">The statement attribute 'exp', if present, indicates the system is experimental.</text:span></text:p>
      <text:p text:style-name="P123"><text:span text:style-name="T7">The machine is identified by a </text:span><text:span text:style-name="T74">'</text:span><text:span text:style-name="T36">model</text:span><text:span text:style-name="T74">'</text:span><text:span text:style-name="T7"> parameter line and </text:span><text:span text:style-name="T129">its</text:span><text:span text:style-name="T7"> memory size in a </text:span><text:span text:style-name="T74">'</text:span><text:span text:style-name="T15">memory</text:span><text:span text:style-name="T74">'</text:span><text:span text:style-name="T7"> parameter line.</text:span></text:p>
      <text:p text:style-name="P135"><text:span text:style-name="T126">The '</text:span><text:span text:style-name="T43">muxdevs</text:span><text:span text:style-name="T126">' parameter line defines the number of multiplexor devices supported by the system. <text:s/></text:span><text:span text:style-name="T7">An example </text:span><text:span text:style-name="T74">of system</text:span><text:span text:style-name="T7"> </text:span><text:span text:style-name="T86">identification might be </text:span><text:span text:style-name="T74">a</text:span><text:span text:style-name="T7"> '</text:span><text:span text:style-name="T15">360-25-E25</text:span><text:span text:style-name="T7">'.</text:span></text:p>
      <text:h text:style-name="P162" text:outline-level="2"><text:bookmark-start text:name="__RefHeading__2883_1760780635"/>model<text:bookmark-end text:name="__RefHeading__2883_1760780635"/></text:h>
      <text:p text:style-name="P106"><text:span text:style-name="T128">model</text:span> &lt;<text:span text:style-name="T128">model</text:span>-id&gt; <text:span text:style-name="T128">[exp]</text:span></text:p>
      <text:p text:style-name="P109"><text:span text:style-name="T2"><text:s text:c="3"/></text:span><text:span text:style-name="T82">cpu &lt;cpu-id&gt;</text:span></text:p>
      <text:p text:style-name="P106"><text:s text:c="3"/><text:span text:style-name="T128">channel &lt;chan-id&gt; [standard] [cus &lt;number&gt;] [addr &lt;addr&gt;]</text:span></text:p>
      <text:p text:style-name="P108"><text:s text:c="3"/>cus &lt;cu-id&gt;...</text:p>
      <text:p text:style-name="P108"><text:s text:c="3"/>icu &lt;device-id&gt; [addr]</text:p>
      <text:p text:style-name="P108"><text:s text:c="3"/>exclude &lt;device-id&gt;...</text:p>
      <text:p text:style-name="P114"/>
      <text:p text:style-name="P124"><text:span text:style-name="T7">The </text:span><text:span text:style-name="T73">'</text:span><text:span text:style-name="T35">model</text:span><text:span text:style-name="T73">'</text:span><text:span text:style-name="T7"> statement defines a specific category of system of which there may be multiple models. <text:s text:c="2"/></text:span><text:span text:style-name="T129">The </text:span><text:span text:style-name="T36">model-id</text:span><text:span text:style-name="T129"> is required. <text:s/>The statement attribute '</text:span><text:span text:style-name="T36">exp</text:span><text:span text:style-name="T129">', if present, indicates the model is experimental.</text:span></text:p>
      <text:p text:style-name="P124"><text:span text:style-name="T82">The processor used within the machine is defined by a single '</text:span><text:span text:style-name="T21">cpu</text:span><text:span text:style-name="T82">' parameter line. <text:s/>The identified processing unit has its own '</text:span><text:span text:style-name="T21">cpu</text:span><text:span text:style-name="T82">' statement.</text:span><text:span text:style-name="T73"> </text:span></text:p>
      <text:p text:style-name="P124"><text:span text:style-name="T129">Each supported channel is identified by a '</text:span><text:span text:style-name="T36">channel</text:span><text:span text:style-name="T129">' parameter line. <text:s/>If the channel 'standard' attribute is provide, the channel is provided as standard for the model. <text:s/>The '</text:span><text:span text:style-name="T36">cus</text:span><text:span text:style-name="T129">' attribute defines the number of control units supported by a parallel channel. <text:s/>The '</text:span><text:span text:style-name="T36">addr</text:span><text:span text:style-name="T129">' attribute </text:span><text:soft-page-break/><text:span text:style-name="T129">defines the channel address used by the channel and is optional. <text:s/></text:span><text:span text:style-name="T130">Multiple '</text:span><text:span text:style-name="T44">channel</text:span><text:span text:style-name="T130">' parameter lines are supported.</text:span></text:p>
      <text:p text:style-name="P124"><text:span text:style-name="T130">The '</text:span><text:span text:style-name="T44">cus</text:span><text:span text:style-name="T130">' parameter line defines the control units attachable to system.</text:span></text:p>
      <text:p text:style-name="P124"><text:span text:style-name="T130">The '</text:span><text:span text:style-name="T44">icu</text:span><text:span text:style-name="T130">' parameter line defines devices for which the model provides the device's control unit functionality. <text:s/>The optional '</text:span><text:span text:style-name="T44">addr</text:span><text:span text:style-name="T130">' parameter defines the address with the device is associated. <text:s/></text:span><text:span text:style-name="T131">Multiple '</text:span><text:span text:style-name="T45">icu</text:span><text:span text:style-name="T131">' parameter lines are supported.</text:span></text:p>
      <text:p text:style-name="P124"><text:span text:style-name="T132">The '</text:span><text:span text:style-name="T46">exclude</text:span><text:span text:style-name="T132">' parameter defines devices that may be supported by a control unit but are not attachable to the model. <text:s/>Multiple 'exclude' parameter lines are supported.</text:span></text:p>
      <text:p text:style-name="P137"><text:span text:style-name="T75">An example of a </text:span><text:span text:style-name="T132">model</text:span><text:span text:style-name="T75"> </text:span><text:span text:style-name="T85">identification might be</text:span><text:span text:style-name="T75"> a '</text:span><text:span text:style-name="T16">360-25</text:span><text:span text:style-name="T75">'.</text:span></text:p>
      <text:h text:style-name="P163" text:outline-level="2"><text:bookmark-start text:name="__RefHeading__3111_1760780635"/>channel<text:bookmark-end text:name="__RefHeading__3111_1760780635"/></text:h>
      <text:p text:style-name="P145">channel &lt;channel-id&gt; [exp]</text:p>
      <text:p text:style-name="P139"><text:span text:style-name="T122">The </text:span><text:span text:style-name="T40">channel</text:span><text:span text:style-name="T122"> statement defines a channel</text:span><text:span text:style-name="T124">s technology</text:span><text:span text:style-name="T122">. <text:s/>The </text:span><text:span text:style-name="T40">channel-id</text:span><text:span text:style-name="T122"> is required. <text:s/>The optional '</text:span><text:span text:style-name="T40">exp</text:span><text:span text:style-name="T122">' attribute indicates the channel is experimental if present.</text:span></text:p>
      <text:p text:style-name="P138"><text:span text:style-name="T123">This statement is preliminary and should be expected to change. <text:s/></text:span><text:span text:style-name="T124">The actual supported technologies are yet to be defined.</text:span></text:p>
      <text:h text:style-name="P166" text:outline-level="2"><text:bookmark-start text:name="__RefHeading__3354_1760780635"/>cu<text:bookmark-end text:name="__RefHeading__3354_1760780635"/></text:h>
      <text:p text:style-name="P110">cu &lt;cu-id&gt; [single|dual|shared] [integ] [exp]</text:p>
      <text:p text:style-name="P110"><text:s text:c="4"/>channels &lt;channel-id&gt;</text:p>
      <text:p text:style-name="P110"><text:s text:c="4"/>devices &lt;device-id&gt; ... &lt;device-id&gt;</text:p>
      <text:p text:style-name="P113"/>
      <text:p text:style-name="P118"><text:span text:style-name="T124">The '</text:span><text:span text:style-name="T41">cu</text:span><text:span text:style-name="T124">' statement defines a control unit. <text:s/>The </text:span><text:span text:style-name="T41">cu-id</text:span><text:span text:style-name="T124"> is required. <text:s/>The optional parallel channel attachment mode of the control unit is specified by one of three possible values:</text:span></text:p>
      <text:list xml:id="list1379663393" text:style-name="L4">
        <text:list-item>
          <text:p text:style-name="P117"><text:span text:style-name="T41">single</text:span><text:span text:style-name="T124"> – one parallel channel is supported, or</text:span></text:p>
        </text:list-item>
        <text:list-item>
          <text:p text:style-name="P117"><text:span text:style-name="T41">dual</text:span><text:span text:style-name="T124"> – one of two active parallel channels is supported, or</text:span></text:p>
        </text:list-item>
        <text:list-item>
          <text:p text:style-name="P117"><text:span text:style-name="T41">shared</text:span><text:span text:style-name="T124"> – more than one active parallel channels is supported.</text:span></text:p>
        </text:list-item>
      </text:list>
      <text:p text:style-name="P118"><text:span text:style-name="T124">The '</text:span><text:span text:style-name="T41">cu</text:span><text:span text:style-name="T124">' statement '</text:span><text:span text:style-name="T41">integ</text:span><text:span text:style-name="T124">' attribute, if present, indicates the control unit function is integrated with the device. <text:s/>The optional '</text:span><text:span text:style-name="T41">exp</text:span><text:span text:style-name="T124">' statement attribute, if present, indicates the control unit is experimental.</text:span></text:p>
      <text:p text:style-name="P118"><text:span text:style-name="T124">The '</text:span><text:span text:style-name="T41">channels</text:span><text:span text:style-name="T124">' parameter line identifies the supported channel technologies by identifying the ID associated with the defining '</text:span><text:span text:style-name="T41">channel</text:span><text:span text:style-name="T124">' statement. <text:s/></text:span><text:span text:style-name="T125">Multiple '</text:span><text:span text:style-name="T42">channels</text:span><text:span text:style-name="T125">' parameter lines are supported.</text:span></text:p>
      <text:p text:style-name="P140"><text:span text:style-name="T124">The '</text:span><text:span text:style-name="T41">devices</text:span><text:span text:style-name="T124">' parameter line identifies the devices supported by the control unit. <text:s/>The </text:span><text:span text:style-name="T41">device-id</text:span><text:span text:style-name="T124"> is specific to the control unit and not defined elsewhere. <text:s/></text:span><text:span text:style-name="T125">Multiple '</text:span><text:span text:style-name="T42">devices</text:span><text:span text:style-name="T125">' parameter lines are supported.</text:span></text:p>
      <text:p text:style-name="P86"/>
      <text:h text:style-name="P152" text:outline-level="1"><text:bookmark-start text:name="__RefHeading__29899_1507678260"/>Command-Line Utilities<text:bookmark-end text:name="__RefHeading__29899_1507678260"/></text:h>
      <text:p text:style-name="P65">Two utilities are available for use of MSL:</text:p>
      <text:list xml:id="list1382883040" text:style-name="L6">
        <text:list-item>
          <text:p text:style-name="P121"><text:span text:style-name="T50">msl.py</text:span><text:span text:style-name="T133"> – Validates MSL source file content</text:span></text:p>
        </text:list-item>
        <text:list-item>
          <text:p text:style-name="P121"><text:span text:style-name="T50">mslrpt.py</text:span><text:span text:style-name="T133"> – MSL database reporting tool</text:span></text:p>
        </text:list-item>
      </text:list>
      <text:p text:style-name="P65">The foundation for both tools is the <text:span text:style-name="T14">msldb.py</text:span> module that processes and creates the internal representation of an MSL file.</text:p>
      <text:h text:style-name="P168" text:outline-level="2"><text:bookmark-start text:name="__RefHeading__29901_1507678260"/>System Requirements<text:bookmark-end text:name="__RefHeading__29901_1507678260"/></text:h>
      <text:p text:style-name="P45"><text:span text:style-name="T134">Both tools</text:span> require Python version 3.3 or later <text:span text:style-name="T136">and will run on any platform on which the required level is installed</text:span>. <text:s/>Install this version if it is not already available on the system intended to use <text:span text:style-name="T134">the MSL tools</text:span>. <text:s/><text:span text:style-name="T134">The tools are</text:span> dependent upon the tools provided by the Stand-alone Tool Kit, SATK. <text:s/>SATK is available from github:</text:p>
      <text:p text:style-name="P22"><text:a xlink:type="simple" xlink:href="https://github.com/s390guy/SATK"><text:span text:style-name="T138">https://github.com/s390guy/SATK</text:span></text:a></text:p>
      <text:p text:style-name="P54">The following directories are dynamically added to the Python directory search order.</text:p>
      <text:p text:style-name="P19">${SATK_DIR}/<text:span text:style-name="T176">asma</text:span></text:p>
      <text:p text:style-name="P18">${SATK_DIR}/tools/lang</text:p>
      <text:p text:style-name="P79"><text:s text:c="5"/>${SATK_DIR}/tools</text:p>
      <text:p text:style-name="P46"><text:span text:style-name="T47">${SATK_DIR}</text:span><text:span text:style-name="T135"> is the directory into which SATK is installed.</text:span></text:p>
      <text:p text:style-name="P48"><text:span text:style-name="T177">Normally use of the </text:span><text:span text:style-name="T69">PYTHONPATH</text:span><text:span text:style-name="T177"> environment variable is not required.</text:span></text:p>
      <text:h text:style-name="P169" text:outline-level="2"><text:bookmark-start text:name="__RefHeading__29903_1507678260"/>Environment Variables<text:bookmark-end text:name="__RefHeading__29903_1507678260"/></text:h>
      <text:p text:style-name="P55"><text:span text:style-name="T140">One</text:span><text:span text:style-name="T139"> search path environment variable consistent with the platform's conventions </text:span><text:span text:style-name="T140">is</text:span><text:span text:style-name="T139"> </text:span><text:span text:style-name="T141">supported</text:span><text:span text:style-name="T139">:</text:span></text:p>
      <text:list xml:id="list513724601" text:style-name="L7">
        <text:list-item>
          <text:p text:style-name="P122"><text:span text:style-name="T48">MSLPATH</text:span><text:span text:style-name="T161"> – defines the search path for MSL </text:span><text:span text:style-name="T48">include</text:span><text:span text:style-name="T161"> statements.</text:span></text:p>
        </text:list-item>
      </text:list>
      <text:p text:style-name="P66"><text:span text:style-name="T141">If not provided the default directory </text:span><text:span text:style-name="T48">${SATK_DIR}/asma/ms</text:span><text:span text:style-name="T67">l</text:span><text:span text:style-name="T141"> is used to locate included files. <text:s/></text:span><text:span text:style-name="T142">The </text:span><text:span text:style-name="T68">MSLPATH</text:span><text:span text:style-name="T142"> environment variable is not normally required.</text:span></text:p>
      <text:p text:style-name="P47"><text:span text:style-name="T161">By convention </text:span><text:span text:style-name="T162">MSL</text:span><text:span text:style-name="T161"> source files use the </text:span><text:span text:style-name="T48">.</text:span><text:span text:style-name="T49">msl</text:span><text:span text:style-name="T161"> suffix, but are not required to do so.</text:span></text:p>
      <text:h text:style-name="P168" text:outline-level="2"><text:bookmark-start text:name="__RefHeading__29905_1507678260"/>msl.py – MSL Validation<text:bookmark-end text:name="__RefHeading__29905_1507678260"/></text:h>
      <text:p text:style-name="P49"><text:span text:style-name="T163">The </text:span><text:span text:style-name="T71">msl.py</text:span><text:span text:style-name="T163"> tool validates an MSL file and all of its included files. <text:s/>It is primarily useful during MSL file development. <text:s/></text:span><text:span text:style-name="T164">The tool validates the basic coding requirements and internal consistency of the information within the files. <text:s/>Only use of the information in the files can </text:span><text:soft-page-break/><text:span text:style-name="T164">validate the correctness of the information within the files. <text:s/></text:span><text:span text:style-name="T2">A file successfully processed by the </text:span><text:span text:style-name="T70">msl.py</text:span><text:span text:style-name="T2"> utility should be considered as valid.</text:span></text:p>
      <text:p text:style-name="P50">The command line syntax is as follows:</text:p>
      <text:p text:style-name="P21">[python[3.3]] msl.py [script-file-argument]... mslfile</text:p>
      <text:p text:style-name="P80"><text:span text:style-name="T143">The </text:span><text:span text:style-name="T53">[python[3.3]]</text:span><text:span text:style-name="T143"> command-line argument is environment dependent. <text:s/>Some environments may require it and some may not. <text:s/>Refer to your platform's Python documentation whether it is required.</text:span></text:p>
      <text:p text:style-name="P80"><text:span text:style-name="T53">msl.py</text:span><text:span text:style-name="T143"> identifies the tool being invoked and is required.</text:span></text:p>
      <text:p text:style-name="P83"><text:span text:style-name="T137">Following the tool name one or more script file arguments may be supplied.</text:span> <text:s/></text:p>
      <text:p text:style-name="P80"><text:span text:style-name="T143">The final required </text:span><text:span text:style-name="T53">mslfile</text:span><text:span text:style-name="T143"> argument identifies the MSL file being validated. <text:s/>This argument may be either an absolute path or relative path. <text:s/>If a relative path or file name alone is provided, the </text:span><text:span text:style-name="T53">MSLPATH</text:span><text:span text:style-name="T143"> environment variable </text:span><text:span text:style-name="T144">or default directory is used</text:span><text:span text:style-name="T143"> to locate the file.</text:span></text:p>
      <text:h text:style-name="P173" text:outline-level="3"><text:bookmark-start text:name="__RefHeading__29907_1507678260"/>Script File Arguments<text:bookmark-end text:name="__RefHeading__29907_1507678260"/></text:h>
      <text:p text:style-name="P50">The following optional arguments are supported.</text:p>
      <text:h text:style-name="P153" text:outline-level="4"><text:bookmark-start text:name="__RefHeading__29909_1507678260"/>-e/--expand<text:bookmark-end text:name="__RefHeading__29909_1507678260"/></text:h>
      <text:p text:style-name="P56"><text:span text:style-name="T145">If specified, expand the identified </text:span><text:span text:style-name="T54">cpu</text:span><text:span text:style-name="T145"> statement's definition into its complete set of instructions and supported formats. <text:s/>The identified </text:span><text:span text:style-name="T54">cpu</text:span><text:span text:style-name="T145"> statement must be defined in the validated MSL file.</text:span></text:p>
      <text:h text:style-name="P153" text:outline-level="4"><text:bookmark-start text:name="__RefHeading__29911_1507678260"/>-f/--fail<text:bookmark-end text:name="__RefHeading__29911_1507678260"/></text:h>
      <text:p text:style-name="P52">If specified the validation terminates on the first failure encountered.</text:p>
      <text:h text:style-name="P153" text:outline-level="4"><text:bookmark-start text:name="__RefHeading__29913_1507678260"/>-x/--xref<text:bookmark-end text:name="__RefHeading__29913_1507678260"/></text:h>
      <text:p text:style-name="P52">If specified a cross-reference listing is produced.</text:p>
      <text:h text:style-name="P153" text:outline-level="4"><text:bookmark-start text:name="__RefHeading__29915_1507678260"/>--dump<text:bookmark-end text:name="__RefHeading__29915_1507678260"/></text:h>
      <text:p text:style-name="P52">If specified the internal Python objects representing the database are displayed. <text:s/>This is primarily used during MSL processor debugging.</text:p>
      <text:h text:style-name="P170" text:outline-level="2"><text:bookmark-start text:name="__RefHeading__30074_1507678260"/>mslrpt.py – MSL Reporting<text:bookmark-end text:name="__RefHeading__30074_1507678260"/></text:h>
      <text:p text:style-name="P57"><text:span text:style-name="T146">The </text:span><text:span text:style-name="T55">mslrpt.py</text:span><text:span text:style-name="T146"> tool is useful in producing information related to the overall MSL database environment and file content.</text:span></text:p>
      <text:p text:style-name="P51">The command line syntax is as follows:</text:p>
      <text:p text:style-name="P20"><text:span text:style-name="T168">[python[3.3]] msl</text:span><text:span text:style-name="T169">rpt</text:span><text:span text:style-name="T168">.py </text:span><text:span text:style-name="T168">[script-file-argument]...</text:span></text:p>
      <text:p text:style-name="P81"><text:soft-page-break/><text:span text:style-name="T143">The </text:span><text:span text:style-name="T53">[python[3.3]]</text:span><text:span text:style-name="T143"> command-line argument is environment dependent. <text:s/>Some environments may require it and some may not. <text:s/>Refer to your platform's Python documentation whether it is required.</text:span></text:p>
      <text:p text:style-name="P78"><text:span text:style-name="T53">msl</text:span><text:span text:style-name="T55">rpt</text:span><text:span text:style-name="T53">.py</text:span><text:span text:style-name="T143"> identifies the tool being invoked and is required.</text:span></text:p>
      <text:p text:style-name="P84"><text:span text:style-name="T168">Following the tool name </text:span><text:span text:style-name="T170">is the one required and optional script-file arguments.</text:span></text:p>
      <text:h text:style-name="P174" text:outline-level="3"><text:bookmark-start text:name="__RefHeading__30076_1507678260"/>Script File Arguments<text:bookmark-end text:name="__RefHeading__30076_1507678260"/></text:h>
      <text:p text:style-name="P58"><text:span text:style-name="T147">The </text:span><text:span text:style-name="T56">-r</text:span><text:span text:style-name="T147"> or </text:span><text:span text:style-name="T56">--report</text:span><text:span text:style-name="T147"> is the only required script file argument. <text:s/>It identifies the type of report to be generated. <text:s/>All other arguments are optional depending upon the selected report and if not associated with the selected report ignored. <text:s/>Regardless of whether an option is used by a report or not, if supplied it must be recognized by the tool.</text:span></text:p>
      <text:h text:style-name="P154" text:outline-level="4"><text:bookmark-start text:name="__RefHeading__30078_1507678260"/>-r/--report cpu<text:bookmark-end text:name="__RefHeading__30078_1507678260"/></text:h>
      <text:p text:style-name="P58"><text:span text:style-name="T147">The </text:span><text:span text:style-name="T56">cpu</text:span><text:span text:style-name="T147"> report argument causes all defined </text:span><text:span text:style-name="T148">CPU's</text:span><text:span text:style-name="T147"> and their defining file names within the</text:span><text:span text:style-name="T170"> </text:span><text:span text:style-name="T56">MSLPATH</text:span><text:span text:style-name="T147"> to be identified. <text:s/>This is useful in determining valid options for other tools that may rely upon the value for its processing.</text:span></text:p>
      <text:h text:style-name="P154" text:outline-level="4"><text:bookmark-start text:name="__RefHeading__30080_1507678260"/>-r/--report files<text:bookmark-end text:name="__RefHeading__30080_1507678260"/></text:h>
      <text:p text:style-name="P58"><text:span text:style-name="T147">The </text:span><text:span text:style-name="T56">files</text:span><text:span text:style-name="T170"> </text:span><text:span text:style-name="T147">report argument causes all MSL files, identified by their </text:span><text:span text:style-name="T56">.msl</text:span><text:span text:style-name="T147"> suffix to be identified in the order in which they occur based upon the </text:span><text:span text:style-name="T56">MSLPATH</text:span><text:span text:style-name="T147"> definition </text:span><text:span text:style-name="T149">or files identified in the default directory</text:span><text:span text:style-name="T147">.</text:span></text:p>
      <text:h text:style-name="P155" text:outline-level="4"><text:bookmark-start text:name="__RefHeading__30082_1507678260"/>-r/--report inst<text:bookmark-end text:name="__RefHeading__30082_1507678260"/></text:h>
      <text:p text:style-name="P59"><text:span text:style-name="T150">The </text:span><text:span text:style-name="T57">inst</text:span><text:span text:style-name="T150"> report argument causes the identified </text:span><text:span text:style-name="T57">cpu</text:span><text:span text:style-name="T150"> definitions' instruction sets and related statistics to be reported. <text:s/></text:span><text:span text:style-name="T151">The report builds a table of instructions incorporating the defined instructions for each selected CPU. <text:s/>The instructions are then reported based upon their mnemonics, operation codes, or format in sequence. <text:s/>Optionally the report may be written to a file or displayed to the user. <text:s/>The former option is recommended for large reports.</text:span></text:p>
      <text:p text:style-name="P53">For each instruction available to the selected CPU's, its mnemonic, operation code and format are included. <text:s/>For each selected CPU a column is built in the instruction table containing the instructions status for that CPU. </text:p>
      <text:p text:style-name="P53">The following status information is presented:</text:p>
      <text:p text:style-name="P23"><text:span text:style-name="T173">'</text:span><text:span text:style-name="T61">-</text:span><text:span text:style-name="T173">'</text:span><text:span text:style-name="T152"> indicates the instruction is not available on this </text:span><text:span text:style-name="T153">CPU</text:span><text:span text:style-name="T152">,</text:span></text:p>
      <text:p text:style-name="P25"><text:span text:style-name="T173">'</text:span><text:span text:style-name="T61">E</text:span><text:span text:style-name="T173">'</text:span><text:span text:style-name="T152"> the instruction is recognized as an assembler extended mnemonic,</text:span></text:p>
      <text:p text:style-name="P23"><text:span text:style-name="T173">'</text:span><text:span text:style-name="T61">G</text:span><text:span text:style-name="T173">'</text:span><text:span text:style-name="T152"> indicates the CPU supports the instruction as a non-privileged,</text:span></text:p>
      <text:p text:style-name="P25"><text:span text:style-name="T175">'</text:span><text:span text:style-name="T65">L</text:span><text:span text:style-name="T175">'</text:span><text:span text:style-name="T148"> indicates the instruction operation code does not conform the the normal instruction length implied by the </text:span><text:span text:style-name="T153">operation code's</text:span><text:span text:style-name="T148"> bit 0 and 1 </text:span><text:span text:style-name="T153">values (very rare)</text:span><text:span text:style-name="T148">,</text:span></text:p>
      <text:p text:style-name="P23"><text:soft-page-break/><text:span text:style-name="T173">'</text:span><text:span text:style-name="T61">P</text:span><text:span text:style-name="T173">'</text:span><text:span text:style-name="T152"> indicates the CPU supports the instruction as a privileged instruction, </text:span><text:span text:style-name="T148">and</text:span></text:p>
      <text:p text:style-name="P23"><text:span text:style-name="T173">'</text:span><text:span text:style-name="T61">X</text:span><text:span text:style-name="T173">'</text:span><text:span text:style-name="T152"> the instruction is supported as experimental by this CPU.</text:span></text:p>
      <text:p text:style-name="P85">More than one status indicator may be present for a CPU.</text:p>
      <text:h text:style-name="Heading_20_5" text:outline-level="5"><text:bookmark-start text:name="__RefHeading__30084_1507678260"/><text:span text:style-name="T171">-</text:span><text:span text:style-name="T172">c/</text:span><text:span text:style-name="T171">--</text:span><text:span text:style-name="T172">cpu</text:span><text:span text:style-name="T171"> mslfile=cpu</text:span><text:bookmark-end text:name="__RefHeading__30084_1507678260"/></text:h>
      <text:p text:style-name="P59"><text:span text:style-name="T151">The </text:span><text:span text:style-name="T58">–-</text:span><text:span text:style-name="T60">cpu</text:span><text:span text:style-name="T151"> argument identifies a </text:span><text:span text:style-name="T58">cpu</text:span><text:span text:style-name="T151"> definition and its MSL file. The identified CPU's instructions are included in the report. <text:s/>The </text:span><text:span text:style-name="T58">mslfile</text:span><text:span text:style-name="T151"> portion of the argument's value </text:span><text:span text:style-name="T154">identifies the MSL file. <text:s/>If the </text:span><text:span text:style-name="T66">.msl</text:span><text:span text:style-name="T154"> extension is required it must be included. The file </text:span><text:span text:style-name="T151">is located by means of the </text:span><text:span text:style-name="T58">MSLPATH</text:span><text:span text:style-name="T151"> environment variable </text:span><text:span text:style-name="T149">or default directory</text:span><text:span text:style-name="T151">. <text:s/>The </text:span><text:span text:style-name="T58">cpu</text:span><text:span text:style-name="T151"> portion of the argument's value identifies the </text:span><text:span text:style-name="T58">cpu</text:span><text:span text:style-name="T151"> statement within the MSL file </text:span><text:span text:style-name="T154">whose instructions are included in the report</text:span><text:span text:style-name="T151">. <text:s/></text:span><text:span text:style-name="T155">Multiple </text:span><text:span text:style-name="T59">–-</text:span><text:span text:style-name="T60">cpu</text:span><text:span text:style-name="T155"> arguments may be </text:span><text:span text:style-name="T154">provided</text:span><text:span text:style-name="T155">, adding each CPU to the report.</text:span></text:p>
      <text:p text:style-name="P63"><text:span text:style-name="T151">The </text:span><text:span text:style-name="T58">files</text:span><text:span text:style-name="T151"> and </text:span><text:span text:style-name="T58">cpu</text:span><text:span text:style-name="T151"> reports are intended to facilitate CPU identification.</text:span></text:p>
      <text:h text:style-name="P184" text:outline-level="5"><text:bookmark-start text:name="__RefHeading__30338_1507678260"/>-l/--listing filepath<text:bookmark-end text:name="__RefHeading__30338_1507678260"/></text:h>
      <text:p text:style-name="P61"><text:span text:style-name="T156">This optional argument identifies the file to which the report is written. <text:s/>If omitted, the report is written to </text:span><text:span text:style-name="T63">sysout</text:span><text:span text:style-name="T174">. </text:span><text:span text:style-name="T156"><text:s/></text:span><text:span text:style-name="T157">If the </text:span><text:span text:style-name="T72">filepath</text:span><text:span text:style-name="T157"> argument value is a relative path, the current working directory is used. <text:s/>Otherwise the </text:span><text:span text:style-name="T72">filepath</text:span><text:span text:style-name="T157"> argument value must be an absolute path.</text:span></text:p>
      <text:h text:style-name="P185" text:outline-level="5"><text:bookmark-start text:name="__RefHeading__30216_1507678260"/>-s/--seq &lt;mnemonic|opcode|format&gt;<text:bookmark-end text:name="__RefHeading__30216_1507678260"/></text:h>
      <text:p text:style-name="P60"><text:span text:style-name="T152">The </text:span><text:span text:style-name="T61">–-seq</text:span><text:span text:style-name="T152"> argument specifies sequence in which the instructions will appear in the report. <text:s/></text:span><text:span text:style-name="T158">One of the following values is required:</text:span></text:p>
      <text:p text:style-name="P24"><text:span text:style-name="T62">mnemonic</text:span><text:span text:style-name="T158"> indicating the instructions are sequenced by instruction mnemonic</text:span></text:p>
      <text:p text:style-name="P24"><text:span text:style-name="T62">opcode</text:span><text:span text:style-name="T158"> indicating the instructions are sequenced by instruction operations code value</text:span></text:p>
      <text:p text:style-name="P24"><text:span text:style-name="T62">format</text:span><text:span text:style-name="T158"> indicating the instructions are sequenced by instruction format.</text:span></text:p>
      <text:p text:style-name="P82"><text:span text:style-name="T158">The </text:span><text:span text:style-name="T62">–-seq</text:span><text:span text:style-name="T158"> argument may be included more than once. <text:s/>Each unique setting will cause the instructions to be sequenced using the specified value. <text:s/>As many as three separate instruction lists may be generated by a report.</text:span></text:p>
      <text:h text:style-name="P156" text:outline-level="4"><text:bookmark-start text:name="__RefHeading__30460_1507678260"/>-r/--report PoO<text:bookmark-end text:name="__RefHeading__30460_1507678260"/></text:h>
      <text:p text:style-name="P61"><text:span text:style-name="T156">The </text:span><text:span text:style-name="T63">PoO</text:span><text:span text:style-name="T156"> report is a special case of the </text:span><text:span text:style-name="T63">inst</text:span><text:span text:style-name="T156"> report. <text:s/>A preselected set of files and CPU definitions are </text:span><text:span text:style-name="T159">used</text:span><text:span text:style-name="T156"> match</text:span><text:span text:style-name="T159">ing</text:span><text:span text:style-name="T156"> the architectural definitions offered in the various </text:span><text:span text:style-name="T160">Principles of Operation</text:span><text:span text:style-name="T156"> manuals. <text:s/>The </text:span><text:span text:style-name="T63">–-listing</text:span><text:span text:style-name="T156"> and </text:span><text:span text:style-name="T63">–-seq</text:span><text:span text:style-name="T156"> arguments apply to the </text:span><text:span text:style-name="T63">PoO</text:span><text:span text:style-name="T156"> report with the same meanings as for the </text:span><text:span text:style-name="T63">inst</text:span><text:span text:style-name="T156"> report. <text:s/>If specified, the </text:span><text:span text:style-name="T63">–-cpu</text:span><text:span text:style-name="T174"> </text:span><text:span text:style-name="T156">argument is ignored. <text:s/>See the information in the “</text:span><text:span text:style-name="T63">-r, --report inst</text:span><text:span text:style-name="T156">” section for argument descriptions.</text:span></text:p>
      <text:p text:style-name="P62"><text:span text:style-name="T64">The –-report</text:span><text:span text:style-name="T159"> argument value </text:span><text:span text:style-name="T64">PoO</text:span><text:span text:style-name="T159"> is case sensiti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Albany AMT" svg:font-family="'Albany AMT'" style:font-family-generic="swiss"/>
    <style:font-face style:name="Arial" svg:font-family="Arial" style:font-family-generic="swiss"/>
    <style:font-face style:name="Andale Mono" svg:font-family="'Andale Mono'" style:font-pitch="fixed"/>
    <style:font-face style:name="Luxi Mono" svg:font-family="'Luxi Mono'" style:font-pitch="fixed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 AMT" fo:font-size="14pt" style:font-name-asian="Droid Sans Fallback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Arial" style:font-size-asian="12pt" style:font-name-complex="Ari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style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034c5c" officeooo:paragraph-rsid="00034c5c" style:font-size-asian="14pt" style:font-size-complex="14pt"/>
    </style:style>
    <style:style style:name="MP2" style:family="paragraph" style:parent-style-name="Footer">
      <style:paragraph-properties fo:text-align="end" style:justify-single-word="false"/>
      <style:text-properties officeooo:paragraph-rsid="00034c5c"/>
    </style:style>
    <style:style style:name="MT1" style:family="text">
      <style:text-properties officeooo:rsid="009fd6db"/>
    </style:style>
    <style:style style:name="MT2" style:family="text">
      <style:text-properties officeooo:rsid="00034c5c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Machine Specification Language</text:p>
      </style:header>
      <style:footer>
        <text:p text:style-name="MP2"><text:span text:style-name="MT1"><text:tab/></text:span><text:span text:style-name="MT2">Page </text:span><text:span text:style-name="MT2"><text:page-number text:select-page="current">17</text:page-number></text:span><text:span text:style-name="MT2"> of </text:span><text:span text:style-name="MT2"><text:page-count>17</text:page-count></text:span><text:span text:style-name="MT2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2-05T15:40:57</meta:creation-date>
    <meta:generator>LibreOffice/3.6$Linux_X86_64 LibreOffice_project/360m1$Build-304</meta:generator>
    <dc:date>2015-03-27T14:36:52</dc:date>
    <meta:editing-duration>PT10H54M44S</meta:editing-duration>
    <meta:editing-cycles>181</meta:editing-cycles>
    <meta:document-statistic meta:table-count="2" meta:image-count="0" meta:object-count="0" meta:page-count="17" meta:paragraph-count="322" meta:word-count="4556" meta:character-count="29521" meta:non-whitespace-character-count="25012"/>
  </office:meta>
</office:document-meta>
</file>